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open_20_air_20_photo_20_booth_20_rental_20_in_20_Culver_20_Cit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en air photo booth rental in Culver Cit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rentallongbeac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5T00:00:00</dc:date>
              <text:p text:style-name="P1">link https://sites.google.com/view/photobooth-rental-culver-city/culver-city-photo-booths</text:p>
              <text:p text:style-name="P1"><text:tab/>-Erin Edwards</text:p>
              <text:p text:style-name="P1">----</text:p>
              <text:p text:style-name="P1">document https://docs.google.com/document/d/1M9ZOn9hJbfV7bCMHX8PZE4qCq_u51FwrjPzfgiDCpIU/edit?usp=sharing</text:p>
              <text:p text:style-name="P1"/>
              <text:p text:style-name="P1"><text:s/>document pub https://docs.google.com/document/d/1M9ZOn9hJbfV7bCMHX8PZE4qCq_u51FwrjPzfgiDCpIU/pub</text:p>
              <text:p text:style-name="P1"/>
              <text:p text:style-name="P1"><text:s/>document view https://docs.google.com/document/d/1M9ZOn9hJbfV7bCMHX8PZE4qCq_u51FwrjPzfgiDCpIU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_W_NIScXTw6QD0V7vfnIvczT9o5Lu5eiFTqyIFDvum0/edit?usp=sharing</text:p>
              <text:p text:style-name="P1"/>
              <text:p text:style-name="P1"><text:s/>document pub https://docs.google.com/document/d/1_W_NIScXTw6QD0V7vfnIvczT9o5Lu5eiFTqyIFDvum0/pub</text:p>
              <text:p text:style-name="P1"/>
              <text:p text:style-name="P1"><text:s/>document view https://docs.google.com/document/d/1_W_NIScXTw6QD0V7vfnIvczT9o5Lu5eiFTqyIFDvum0/view</text:p>
              <text:p text:style-name="P1"/>
              <text:p text:style-name="P1"><text:s/>document https://docs.google.com/document/d/1s2tCg1LLcJXHSmyK3U7Y1Z_FMsBmS4faTciOWowPTaE/edit?usp=sharing</text:p>
              <text:p text:style-name="P1"/>
              <text:p text:style-name="P1"><text:s/>document pub https://docs.google.com/document/d/1s2tCg1LLcJXHSmyK3U7Y1Z_FMsBmS4faTciOWowPTaE/pub</text:p>
              <text:p text:style-name="P1"/>
              <text:p text:style-name="P1"><text:s/>document view https://docs.google.com/document/d/1s2tCg1LLcJXHSmyK3U7Y1Z_FMsBmS4faTciOWowPTaE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link https://sites.google.com/view/photobooth-rental-culver-city/culver-city-photo-booths</text:p>
              <text:p text:style-name="P1"/>
              <text:p text:style-name="P1"><text:s/>document https://docs.google.com/document/d/1XtTfFXtRgmtYZMH_r-nKwhfasw3xK5IHxdMqGj3zmTM/edit?usp=sharing</text:p>
              <text:p text:style-name="P1"/>
              <text:p text:style-name="P1"><text:s/>document pub https://docs.google.com/document/d/1XtTfFXtRgmtYZMH_r-nKwhfasw3xK5IHxdMqGj3zmTM/pub</text:p>
              <text:p text:style-name="P1"/>
              <text:p text:style-name="P1"><text:s/>document view https://docs.google.com/document/d/1XtTfFXtRgmtYZMH_r-nKwhfasw3xK5IHxdMqGj3zmTM/view</text:p>
              <text:p text:style-name="P1"/>
              <text:p text:style-name="P1"><text:s/>document https://docs.google.com/document/d/14cmcYlWN_hYAXk81BYrL_1H8FMFrt-XRW0eIhVoZQHY/edit?usp=sharing</text:p>
              <text:p text:style-name="P1"/>
              <text:p text:style-name="P1"><text:s/>document pub https://docs.google.com/document/d/14cmcYlWN_hYAXk81BYrL_1H8FMFrt-XRW0eIhVoZQHY/pub</text:p>
              <text:p text:style-name="P1"/>
              <text:p text:style-name="P1"><text:s/>document view https://docs.google.com/document/d/14cmcYlWN_hYAXk81BYrL_1H8FMFrt-XRW0eIhVoZQHY/view</text:p>
              <text:p text:style-name="P1"/>
              <text:p text:style-name="P1"><text:s/>document https://docs.google.com/document/d/14Ss7ml8Iwy76xjuTqCAPm-oRmebaTKh1sbHKqjSdLP0/edit?usp=sharing</text:p>
              <text:p text:style-name="P1"/>
              <text:p text:style-name="P1"><text:s/>document pub https://docs.google.com/document/d/14Ss7ml8Iwy76xjuTqCAPm-oRmebaTKh1sbHKqjSdLP0/pub</text:p>
              <text:p text:style-name="P1"/>
              <text:p text:style-name="P1"><text:s/>document view https://docs.google.com/document/d/14Ss7ml8Iwy76xjuTqCAPm-oRmebaTKh1sbHKqjSdLP0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8Jf3ktwsC_KlLX_i3VTVUcRE5BIy1UrBqwDG4tKnd0I/edit?usp=sharing</text:p>
              <text:p text:style-name="P1"/>
              <text:p text:style-name="P1"><text:s/>document pub https://docs.google.com/document/d/18Jf3ktwsC_KlLX_i3VTVUcRE5BIy1UrBqwDG4tKnd0I/pub</text:p>
              <text:p text:style-name="P1"/>
              <text:p text:style-name="P1"><text:s/>document view https://docs.google.com/document/d/18Jf3ktwsC_KlLX_i3VTVUcRE5BIy1UrBqwDG4tKnd0I/view</text:p>
              <text:p text:style-name="P1"/>
              <text:p text:style-name="P1"><text:s/>document https://docs.google.com/document/d/13mDr8dD-xCj4kO6vSO7AyGmo4iuf7UfIOIeL856itjk/edit?usp=sharing</text:p>
              <text:p text:style-name="P1"/>
              <text:p text:style-name="P1"><text:s/>document pub https://docs.google.com/document/d/13mDr8dD-xCj4kO6vSO7AyGmo4iuf7UfIOIeL856itjk/pub</text:p>
              <text:p text:style-name="P1"/>
              <text:p text:style-name="P1"><text:s/>document view https://docs.google.com/document/d/13mDr8dD-xCj4kO6vSO7AyGmo4iuf7UfIOIeL856itjk/view</text:p>
              <text:p text:style-name="P1"><text:tab/>-Erin Edwards</text:p>
              <text:p text:style-name="P1">----</text:p>
              <text:p text:style-name="P1">document view https://docs.google.com/document/d/12eEaLau3F3_9Uvv4376TrXC7NU-zbWy4AaZsRzEa80I/view</text:p>
              <text:p text:style-name="P1"/>
              <text:p text:style-name="P1"><text:s/>document https://docs.google.com/document/d/1ARGF09V2LeHhEshcFhooy2QOWemnGvHEBHPpQ_zudpQ/edit?usp=sharing</text:p>
              <text:p text:style-name="P1"/>
              <text:p text:style-name="P1"><text:s/>document pub https://docs.google.com/document/d/1ARGF09V2LeHhEshcFhooy2QOWemnGvHEBHPpQ_zudpQ/pub</text:p>
              <text:p text:style-name="P1"/>
              <text:p text:style-name="P1"><text:s/>document view https://docs.google.com/document/d/1ARGF09V2LeHhEshcFhooy2QOWemnGvHEBHPpQ_zudpQ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fNWGaAbZ4sMbFKV7IZnwGGGezd3IFovdcj2VDT4gEaI/edit?usp=sharing</text:p>
              <text:p text:style-name="P1"/>
              <text:p text:style-name="P1"><text:s/>document pub https://docs.google.com/document/d/1fNWGaAbZ4sMbFKV7IZnwGGGezd3IFovdcj2VDT4gEaI/pub</text:p>
              <text:p text:style-name="P1"/>
              <text:p text:style-name="P1"><text:s/>document view https://docs.google.com/document/d/1fNWGaAbZ4sMbFKV7IZnwGGGezd3IFovdcj2VDT4gEaI/view</text:p>
              <text:p text:style-name="P1"/>
              <text:p text:style-name="P1"><text:s/>document https://docs.google.com/document/d/1QprLSSzGm_qh9ba0P8END7gZCb55vIr7ImswTDr05X4/edit?usp=sharing</text:p>
              <text:p text:style-name="P1"/>
              <text:p text:style-name="P1"><text:s/>document pub https://docs.google.com/document/d/1QprLSSzGm_qh9ba0P8END7gZCb55vIr7ImswTDr05X4/pub</text:p>
              <text:p text:style-name="P1"/>
              <text:p text:style-name="P1"><text:s/>document view https://docs.google.com/document/d/1QprLSSzGm_qh9ba0P8END7gZCb55vIr7ImswTDr05X4/view</text:p>
              <text:p text:style-name="P1"/>
              <text:p text:style-name="P1"><text:s/>document https://docs.google.com/document/d/1MVLtkV7Zd0G8wIa__UiYpS-QShtEm1m4tZI-HAurHk0/edit?usp=sharing</text:p>
              <text:p text:style-name="P1"/>
              <text:p text:style-name="P1"><text:s/>document pub https://docs.google.com/document/d/1MVLtkV7Zd0G8wIa__UiYpS-QShtEm1m4tZI-HAurHk0/pub</text:p>
              <text:p text:style-name="P1"/>
              <text:p text:style-name="P1"><text:s/>document view https://docs.google.com/document/d/1MVLtkV7Zd0G8wIa__UiYpS-QShtEm1m4tZI-HAurHk0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XP3FHW0TyysQceX-rU_YyBl56P07wjOXaCa4b213Sd8/edit?usp=sharing</text:p>
              <text:p text:style-name="P1"/>
              <text:p text:style-name="P1"><text:s/>document pub https://docs.google.com/document/d/1XP3FHW0TyysQceX-rU_YyBl56P07wjOXaCa4b213Sd8/pub</text:p>
              <text:p text:style-name="P1"/>
              <text:p text:style-name="P1"><text:s/>document view https://docs.google.com/document/d/1XP3FHW0TyysQceX-rU_YyBl56P07wjOXaCa4b213Sd8/view</text:p>
              <text:p text:style-name="P1"/>
              <text:p text:style-name="P1"><text:s/>document https://docs.google.com/document/d/1EzJYnvn1Tt4kcVMTpF8QsIx6sRev_XWBE-3gdYOjgsQ/edit?usp=sharing</text:p>
              <text:p text:style-name="P1"/>
              <text:p text:style-name="P1"><text:s/>document pub https://docs.google.com/document/d/1EzJYnvn1Tt4kcVMTpF8QsIx6sRev_XWBE-3gdYOjgsQ/pub</text:p>
              <text:p text:style-name="P1"/>
              <text:p text:style-name="P1"><text:s/>document view https://docs.google.com/document/d/1EzJYnvn1Tt4kcVMTpF8QsIx6sRev_XWBE-3gdYOjgsQ/view</text:p>
              <text:p text:style-name="P1"/>
              <text:p text:style-name="P1"><text:s/>document https://docs.google.com/document/d/1SYyxtY5CUWB4OoCRpnfpXfjEOUx3QpKmfUhmXPBDDtI/edit?usp=sharing</text:p>
              <text:p text:style-name="P1"/>
              <text:p text:style-name="P1"><text:s/>document pub https://docs.google.com/document/d/1SYyxtY5CUWB4OoCRpnfpXfjEOUx3QpKmfUhmXPBDDtI/pub</text:p>
              <text:p text:style-name="P1"/>
              <text:p text:style-name="P1"><text:s/>document view https://docs.google.com/document/d/1SYyxtY5CUWB4OoCRpnfpXfjEOUx3QpKmfUhmXPBDDtI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ZNevY9TxVwAF_A9bGq66uu761gwXvyNKZVd2zJW-Dqw/edit?usp=sharing</text:p>
              <text:p text:style-name="P1"/>
              <text:p text:style-name="P1"><text:s/>document pub https://docs.google.com/document/d/1ZNevY9TxVwAF_A9bGq66uu761gwXvyNKZVd2zJW-Dqw/pub</text:p>
              <text:p text:style-name="P1"/>
              <text:p text:style-name="P1"><text:s/>document view https://docs.google.com/document/d/1ZNevY9TxVwAF_A9bGq66uu761gwXvyNKZVd2zJW-Dqw/view</text:p>
              <text:p text:style-name="P1"/>
              <text:p text:style-name="P1"><text:s/>document https://docs.google.com/document/d/12eEaLau3F3_9Uvv4376TrXC7NU-zbWy4AaZsRzEa80I/edit?usp=sharing</text:p>
              <text:p text:style-name="P1"/>
              <text:p text:style-name="P1"><text:s/>document pub https://docs.google.com/document/d/12eEaLau3F3_9Uvv4376TrXC7NU-zbWy4AaZsRzEa80I/pub</text:p>
              <text:p text:style-name="P1"><text:tab/>-Erin Edwards</text:p>
              <text:p text:style-name="P1">----</text:p>
              <text:p text:style-name="P1">sheet https://docs.google.com/spreadsheets/d/1zWD9ORSzSwuLi5tgaFrRn_v66hbfnUoRBArFbf__jXE/edit#gid=0</text:p>
              <text:p text:style-name="P1"/>
              <text:p text:style-name="P1"><text:s/>sheet https://docs.google.com/spreadsheets/d/1zWD9ORSzSwuLi5tgaFrRn_v66hbfnUoRBArFbf__jXE/edit#gid=1524490908</text:p>
              <text:p text:style-name="P1"/>
              <text:p text:style-name="P1"><text:s/>sheet https://docs.google.com/spreadsheets/d/1zWD9ORSzSwuLi5tgaFrRn_v66hbfnUoRBArFbf__jXE/edit#gid=1786113809</text:p>
              <text:p text:style-name="P1"/>
              <text:p text:style-name="P1"><text:s/>sheet https://docs.google.com/spreadsheets/d/1zWD9ORSzSwuLi5tgaFrRn_v66hbfnUoRBArFbf__jXE/edit#gid=1950382978</text:p>
              <text:p text:style-name="P1"/>
              <text:p text:style-name="P1"><text:s/>sheet https://docs.google.com/spreadsheets/d/1zWD9ORSzSwuLi5tgaFrRn_v66hbfnUoRBArFbf__jXE/edit#gid=2080543558</text:p>
              <text:p text:style-name="P1"/>
              <text:p text:style-name="P1"><text:s/>folder HTML https://drive.google.com/drive/folders/1JzJQwLNjKU0K6gvKOrVI1QLVCWPTt24b?usp=sharing</text:p>
              <text:p text:style-name="P1"/>
              <text:p text:style-name="P1"><text:s/>HTML https://drive.google.com/file/d/1mT0ypLnaEuGzXpPM8WLzsoRSOgX11iZK/view?usp=sharing</text:p>
              <text:p text:style-name="P1"/>
              <text:p text:style-name="P1"><text:s/>folder Microsoft Files https://drive.google.com/drive/folders/15KIqvITA1WF28XGfm7o7UHsDFE2v4vVo?usp=sharing</text:p>
              <text:p text:style-name="P1"/>
              <text:p text:style-name="P1"><text:s/>document https://docs.google.com/document/d/1rPtO8SAQuJ2SOciXz_j1tMGhU8AD2YkYOoApK4fhquE/edit?usp=sharing</text:p>
              <text:p text:style-name="P1"/>
              <text:p text:style-name="P1"><text:s/>document pub https://docs.google.com/document/d/1rPtO8SAQuJ2SOciXz_j1tMGhU8AD2YkYOoApK4fhquE/pub</text:p>
              <text:p text:style-name="P1"/>
              <text:p text:style-name="P1"><text:s/>document view https://docs.google.com/document/d/1rPtO8SAQuJ2SOciXz_j1tMGhU8AD2YkYOoApK4fhquE/view</text:p>
              <text:p text:style-name="P1"/>
              <text:p text:style-name="P1"><text:s/>document https://docs.google.com/document/d/1qxrgIhVimUleTHouFI9mBvThK-b7xBwiT-QqlAio7VI/edit?usp=sharing</text:p>
              <text:p text:style-name="P1"/>
              <text:p text:style-name="P1"><text:s/>document pub https://docs.google.com/document/d/1qxrgIhVimUleTHouFI9mBvThK-b7xBwiT-QqlAio7VI/pub</text:p>
              <text:p text:style-name="P1"/>
              <text:p text:style-name="P1"><text:s/>document view https://docs.google.com/document/d/1qxrgIhVimUleTHouFI9mBvThK-b7xBwiT-QqlAio7VI/view</text:p>
              <text:p text:style-name="P1"/>
              <text:p text:style-name="P1"><text:s/>document https://docs.google.com/document/d/1JppKz-SRN8AtiKm6md2S934UztOXIq_Ya7pp9i-udZY/edit?usp=sharing</text:p>
              <text:p text:style-name="P1"/>
              <text:p text:style-name="P1"><text:s/>document pub https://docs.google.com/document/d/1JppKz-SRN8AtiKm6md2S934UztOXIq_Ya7pp9i-udZY/pub</text:p>
              <text:p text:style-name="P1"/>
              <text:p text:style-name="P1"><text:s/>document view https://docs.google.com/document/d/1JppKz-SRN8AtiKm6md2S934UztOXIq_Ya7pp9i-udZY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><text:tab/>-Erin Edwards</text:p>
              <text:p text:style-name="P1">----</text:p>
              <text:p text:style-name="P1">Calendar - All Day Event https://www.google.com/calendar/event?eid=NGQzaThicmk4MmpmZnFpMjEwbHBkNDRvMTg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YWFwMWtydjVlcGl1ODIxc2Foa3E0ZzE0Z2s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bzg4MXJuNmVvM2dtMTRuZXFkc3NrOTZ2OW8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bWRhZ3V0c2hvZmdlZ3NpMDVldjExaWpqNmM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c2o2bWo1Zm9qdWFhNWwxYTk2OGdiZTIzcXM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NjdjMXVmMTBzNzlvODh2dGJpaHBoZHJ1OGc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ZDRhOG0xZnJjZ3R1bnZ0NWkxajVtbGFjNjQ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MGdzaGRmNm44c2tsN3V1NXFoMnR0Z3Y4ajAgZTJhNDcyOGIzMzQzZTFiOTk5NjA3ZjNhMGNiNGRhYzk3NTAwNzc0NDY0OTEyYWEzY2Q5ZTY1NTExZDU2MjhjNEBncm91cC5jYWxlbmRhci5nb29nbGUuY29t</text:p>
              <text:p text:style-name="P1"/>
              <text:p text:style-name="P1"><text:s/>video https://youtu.be/pwiqBbyeUjE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><text:tab/>-Erin Edwards</text:p>
              <text:p text:style-name="P1">----</text:p>
              <text:p text:style-name="P1">document view https://docs.google.com/document/d/1fBDoo_sHS1gcI-kLtTRQZMuPyCU0apkF1y-s0luLi5k/view</text:p>
              <text:p text:style-name="P1"/>
              <text:p text:style-name="P1"><text:s/>presentation https://docs.google.com/presentation/d/1uxiHAF1ZI8thdfIs4bUqpP4mEqqTzNXmQ9ykiWqTtz8/edit?usp=sharing</text:p>
              <text:p text:style-name="P1"/>
              <text:p text:style-name="P1"><text:s/>presentation pub https://docs.google.com/presentation/d/1uxiHAF1ZI8thdfIs4bUqpP4mEqqTzNXmQ9ykiWqTtz8/pub?start=true&amp;loop=true&amp;delayms=3000</text:p>
              <text:p text:style-name="P1"/>
              <text:p text:style-name="P1"><text:s/>presentation view https://docs.google.com/presentation/d/1uxiHAF1ZI8thdfIs4bUqpP4mEqqTzNXmQ9ykiWqTtz8/view</text:p>
              <text:p text:style-name="P1"/>
              <text:p text:style-name="P1"><text:s/>presentation html https://docs.google.com/presentation/d/1uxiHAF1ZI8thdfIs4bUqpP4mEqqTzNXmQ9ykiWqTtz8/htmlpresent</text:p>
              <text:p text:style-name="P1"/>
              <text:p text:style-name="P1"><text:s/>calendar https://calendar.google.com?cid=e2a4728b3343e1b999607f3a0cb4dac97500774464912aa3cd9e65511d5628c4@group.calendar.google.com</text:p>
              <text:p text:style-name="P1"/>
              <text:p text:style-name="P1"><text:s/>Calendar - All Day Event https://www.google.com/calendar/event?eid=cjE4dm5mbDhhZ29xZjhpaGtlMTNlOHFuNDQ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aXJwOXZvZWEyNjJscGUydGx0MGgxaTUza2M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ajRpb3JtNXJvMWJjM2ZqdXZkMzU1bHAxOGM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ZGFnaG1xZTIyanBjZnB1YWEwYjBqbmk3ZmsgZTJhNDcyOGIzMzQzZTFiOTk5NjA3ZjNhMGNiNGRhYzk3NTAwNzc0NDY0OTEyYWEzY2Q5ZTY1NTExZDU2MjhjNEBncm91cC5jYWxlbmRhci5nb29nbGUuY29t</text:p>
              <text:p text:style-name="P1"/>
              <text:p text:style-name="P1"><text:s/>Calendar - All Day Event https://www.google.com/calendar/event?eid=MmpqZjdsdDRjYWZjZGRyaHJjMjNhbTZwcXMgZTJhNDcyOGIzMzQzZTFiOTk5NjA3ZjNhMGNiNGRhYzk3NTAwNzc0NDY0OTEyYWEzY2Q5ZTY1NTExZDU2MjhjN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photobooth-rental-culver-city/culver-city-photo-booths</text:p>
              <text:p text:style-name="P1"/>
              <text:p text:style-name="P1"><text:s/>folder top https://drive.google.com/drive/folders/1PhZdXqmI-quI6RU86HSPxmc4Udq7twSz?usp=sharing</text:p>
              <text:p text:style-name="P1"/>
              <text:p text:style-name="P1"><text:s/>rss feed <text:s/>https://news.google.com/rss/search?q=photoboothrental</text:p>
              <text:p text:style-name="P1"/>
              <text:p text:style-name="P1"><text:s/>folder articles https://drive.google.com/drive/folders/1AxJybODOpKopy7r1iFa0oo_9Qi9dqLtp?usp=sharing</text:p>
              <text:p text:style-name="P1"/>
              <text:p text:style-name="P1"><text:s/>folder photos https://drive.google.com/drive/folders/1t1vPNWu3xTJNIkg-F1mdAOAxN7F0uKx4?usp=sharing</text:p>
              <text:p text:style-name="P1"/>
              <text:p text:style-name="P1"><text:s/>folder pdfs https://drive.google.com/drive/folders/1uxD1JGo0ccw74M30cHAvCEoajmVd9D-K?usp=sharing</text:p>
              <text:p text:style-name="P1"/>
              <text:p text:style-name="P1"><text:s/>folder slides https://drive.google.com/drive/folders/1iKKFfIX1Ey1WyJDZRjMPO4IMKiCaSOAI?usp=sharing</text:p>
              <text:p text:style-name="P1"/>
              <text:p text:style-name="P1"><text:s/>photo https://drive.google.com/file/d/1kedYz3aSZdOeoS4y-dVRbz4kTSz_a6le/view?usp=sharing</text:p>
              <text:p text:style-name="P1"/>
              <text:p text:style-name="P1"><text:s/>photo https://drive.google.com/file/d/1-P3Z2hSZm8nrSRxS0pI0-Yzg7OFrnHF6/view?usp=sharing</text:p>
              <text:p text:style-name="P1"/>
              <text:p text:style-name="P1"><text:s/>spreadsheet https://docs.google.com/spreadsheets/d/1zWD9ORSzSwuLi5tgaFrRn_v66hbfnUoRBArFbf__jXE/edit?usp=sharing</text:p>
              <text:p text:style-name="P1"/>
              <text:p text:style-name="P1"><text:s/>spreadsheet key https://docs.google.com/spreadsheet/pub?key=1zWD9ORSzSwuLi5tgaFrRn_v66hbfnUoRBArFbf__jXE</text:p>
              <text:p text:style-name="P1"/>
              <text:p text:style-name="P1"><text:s/>spreadsheet pubhtml https://docs.google.com/spreadsheets/d/1zWD9ORSzSwuLi5tgaFrRn_v66hbfnUoRBArFbf__jXE/pubhtml</text:p>
              <text:p text:style-name="P1"/>
              <text:p text:style-name="P1"><text:s/>spreadsheet pub https://docs.google.com/spreadsheets/d/1zWD9ORSzSwuLi5tgaFrRn_v66hbfnUoRBArFbf__jXE/pub</text:p>
              <text:p text:style-name="P1"/>
              <text:p text:style-name="P1"><text:s/>spreadsheet view https://docs.google.com/spreadsheets/d/1zWD9ORSzSwuLi5tgaFrRn_v66hbfnUoRBArFbf__jXE/view</text:p>
              <text:p text:style-name="P1"/>
              <text:p text:style-name="P1"><text:s/>form https://docs.google.com/forms/d/1ZZ1-n5zqFLiO3vXxk_6HhVVb2S2p96L8JgQAZhYJjec/edit?usp=sharing</text:p>
              <text:p text:style-name="P1"/>
              <text:p text:style-name="P1"><text:s/>drawing https://docs.google.com/drawings/d/15S8_DRcU-MAcmkIy3sTK28nKlTZNkoHUwlyXov5zrcU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rentallongbeach/home</text:p>
              <text:p text:style-name="P1"/>
              <text:p text:style-name="P1"><text:s/>document https://docs.google.com/document/d/1fBDoo_sHS1gcI-kLtTRQZMuPyCU0apkF1y-s0luLi5k/edit?usp=sharing</text:p>
              <text:p text:style-name="P1"/>
              <text:p text:style-name="P1"><text:s/>document pub https://docs.google.com/document/d/1fBDoo_sHS1gcI-kLtTRQZMuPyCU0apkF1y-s0luLi5k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sites.google.com/view/photobooth-rental-culver-city/culver-city-photo-booths&quot;; image(&quot;https://api.qrserver.com/v1/create-qr-code/?size=150x150&amp;data=https://sites.google.com/view/photobooth-rental-culver-city/culver-city-photo-booth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rive.google.com/drive/folders/1PhZdXqmI-quI6RU86HSPxmc4Udq7twSz?usp=sharing&quot;; image(&quot;https://api.qrserver.com/v1/create-qr-code/?size=150x150&amp;data=https://drive.google.com/drive/folders/1PhZdXqmI-quI6RU86HSPxmc4Udq7twSz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PhZdXqmI-quI6RU86HSPxmc4Udq7twSz?usp=sharing" xlink:type="simple">https://drive.google.com/drive/folders/1PhZdXqmI-quI6RU86HSPxmc4Udq7twSz?usp=sharing</text:a></text:p>
          </table:table-cell>
          <table:table-cell table:style-name="ce3" table:formula="of:=HYPERLINK(&quot;https://drive.google.com/drive/folders/1PhZdXqmI-quI6RU86HSPxmc4Udq7twSz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 https://news.google.com/rss/search?q=photoboothrental&quot;; image(&quot;https://api.qrserver.com/v1/create-qr-code/?size=150x150&amp;data= https://news.google.com/rss/search?q=photoboothrenta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rental" xlink:type="simple"> https://news.google.com/rss/search?q=photoboothrental</text:a></text:p>
          </table:table-cell>
          <table:table-cell table:style-name="ce3" table:formula="of:=HYPERLINK(&quot; https://news.google.com/rss/search?q=photoboothrental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open air photo booth rental in Culver City Articles</text:p>
          </table:table-cell>
          <table:table-cell table:style-name="ce3" table:formula="of:=HYPERLINK(&quot;https://drive.google.com/drive/folders/1AxJybODOpKopy7r1iFa0oo_9Qi9dqLtp?usp=sharing&quot;; image(&quot;https://api.qrserver.com/v1/create-qr-code/?size=150x150&amp;data=https://drive.google.com/drive/folders/1AxJybODOpKopy7r1iFa0oo_9Qi9dqLt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AxJybODOpKopy7r1iFa0oo_9Qi9dqLtp?usp=sharing" xlink:type="simple">https://drive.google.com/drive/folders/1AxJybODOpKopy7r1iFa0oo_9Qi9dqLtp?usp=sharing</text:a></text:p>
          </table:table-cell>
          <table:table-cell table:style-name="ce3" table:formula="of:=HYPERLINK(&quot;https://drive.google.com/drive/folders/1AxJybODOpKopy7r1iFa0oo_9Qi9dqLtp?usp=sharing&quot;;&quot;open air photo booth rental in Culver City Articles&quot;)" office:value-type="string" office:string-value="open air photo booth rental in Culver City Articles" calcext:value-type="string">
            <text:p>open air photo booth rental in Culver City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open air photo booth rental in Culver City Photos</text:p>
          </table:table-cell>
          <table:table-cell table:style-name="ce3" table:formula="of:=HYPERLINK(&quot;https://drive.google.com/drive/folders/1t1vPNWu3xTJNIkg-F1mdAOAxN7F0uKx4?usp=sharing&quot;; image(&quot;https://api.qrserver.com/v1/create-qr-code/?size=150x150&amp;data=https://drive.google.com/drive/folders/1t1vPNWu3xTJNIkg-F1mdAOAxN7F0uKx4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t1vPNWu3xTJNIkg-F1mdAOAxN7F0uKx4?usp=sharing" xlink:type="simple">https://drive.google.com/drive/folders/1t1vPNWu3xTJNIkg-F1mdAOAxN7F0uKx4?usp=sharing</text:a></text:p>
          </table:table-cell>
          <table:table-cell table:style-name="ce3" table:formula="of:=HYPERLINK(&quot;https://drive.google.com/drive/folders/1t1vPNWu3xTJNIkg-F1mdAOAxN7F0uKx4?usp=sharing&quot;;&quot;open air photo booth rental in Culver City Photos&quot;)" office:value-type="string" office:string-value="open air photo booth rental in Culver City Photos" calcext:value-type="string">
            <text:p>open air photo booth rental in Culver City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open air photo booth rental in Culver City PDFs</text:p>
          </table:table-cell>
          <table:table-cell table:style-name="ce3" table:formula="of:=HYPERLINK(&quot;https://drive.google.com/drive/folders/1uxD1JGo0ccw74M30cHAvCEoajmVd9D-K?usp=sharing&quot;; image(&quot;https://api.qrserver.com/v1/create-qr-code/?size=150x150&amp;data=https://drive.google.com/drive/folders/1uxD1JGo0ccw74M30cHAvCEoajmVd9D-K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uxD1JGo0ccw74M30cHAvCEoajmVd9D-K?usp=sharing" xlink:type="simple">https://drive.google.com/drive/folders/1uxD1JGo0ccw74M30cHAvCEoajmVd9D-K?usp=sharing</text:a></text:p>
          </table:table-cell>
          <table:table-cell table:style-name="ce3" table:formula="of:=HYPERLINK(&quot;https://drive.google.com/drive/folders/1uxD1JGo0ccw74M30cHAvCEoajmVd9D-K?usp=sharing&quot;;&quot;open air photo booth rental in Culver City PDFs&quot;)" office:value-type="string" office:string-value="open air photo booth rental in Culver City PDFs" calcext:value-type="string">
            <text:p>open air photo booth rental in Culver City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open air photo booth rental in Culver City Slides</text:p>
          </table:table-cell>
          <table:table-cell table:style-name="ce3" table:formula="of:=HYPERLINK(&quot;https://drive.google.com/drive/folders/1iKKFfIX1Ey1WyJDZRjMPO4IMKiCaSOAI?usp=sharing&quot;; image(&quot;https://api.qrserver.com/v1/create-qr-code/?size=150x150&amp;data=https://drive.google.com/drive/folders/1iKKFfIX1Ey1WyJDZRjMPO4IMKiCaSOAI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iKKFfIX1Ey1WyJDZRjMPO4IMKiCaSOAI?usp=sharing" xlink:type="simple">https://drive.google.com/drive/folders/1iKKFfIX1Ey1WyJDZRjMPO4IMKiCaSOAI?usp=sharing</text:a></text:p>
          </table:table-cell>
          <table:table-cell table:style-name="ce3" table:formula="of:=HYPERLINK(&quot;https://drive.google.com/drive/folders/1iKKFfIX1Ey1WyJDZRjMPO4IMKiCaSOAI?usp=sharing&quot;;&quot;open air photo booth rental in Culver City Slides&quot;)" office:value-type="string" office:string-value="open air photo booth rental in Culver City Slides" calcext:value-type="string">
            <text:p>open air photo booth rental in Culver City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rive.google.com/file/d/1kedYz3aSZdOeoS4y-dVRbz4kTSz_a6le/view?usp=sharing&quot;; image(&quot;https://api.qrserver.com/v1/create-qr-code/?size=150x150&amp;data=https://drive.google.com/file/d/1kedYz3aSZdOeoS4y-dVRbz4kTSz_a6le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kedYz3aSZdOeoS4y-dVRbz4kTSz_a6le/view?usp=sharing" xlink:type="simple">https://drive.google.com/file/d/1kedYz3aSZdOeoS4y-dVRbz4kTSz_a6le/view?usp=sharing</text:a></text:p>
          </table:table-cell>
          <table:table-cell table:style-name="ce3" table:formula="of:=HYPERLINK(&quot;https://drive.google.com/file/d/1kedYz3aSZdOeoS4y-dVRbz4kTSz_a6le/view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rive.google.com/file/d/1-P3Z2hSZm8nrSRxS0pI0-Yzg7OFrnHF6/view?usp=sharing&quot;; image(&quot;https://api.qrserver.com/v1/create-qr-code/?size=150x150&amp;data=https://drive.google.com/file/d/1-P3Z2hSZm8nrSRxS0pI0-Yzg7OFrnHF6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-P3Z2hSZm8nrSRxS0pI0-Yzg7OFrnHF6/view?usp=sharing" xlink:type="simple">https://drive.google.com/file/d/1-P3Z2hSZm8nrSRxS0pI0-Yzg7OFrnHF6/view?usp=sharing</text:a></text:p>
          </table:table-cell>
          <table:table-cell table:style-name="ce3" table:formula="of:=HYPERLINK(&quot;https://drive.google.com/file/d/1-P3Z2hSZm8nrSRxS0pI0-Yzg7OFrnHF6/view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ocs.google.com/spreadsheets/d/1zWD9ORSzSwuLi5tgaFrRn_v66hbfnUoRBArFbf__jXE/edit?usp=sharing&quot;; image(&quot;https://api.qrserver.com/v1/create-qr-code/?size=150x150&amp;data=https://docs.google.com/spreadsheets/d/1zWD9ORSzSwuLi5tgaFrRn_v66hbfnUoRBArFbf__jXE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?usp=sharing" xlink:type="simple">https://docs.google.com/spreadsheets/d/1zWD9ORSzSwuLi5tgaFrRn_v66hbfnUoRBArFbf__jXE/edit?usp=sharing</text:a></text:p>
          </table:table-cell>
          <table:table-cell table:style-name="ce3" table:formula="of:=HYPERLINK(&quot;https://docs.google.com/spreadsheets/d/1zWD9ORSzSwuLi5tgaFrRn_v66hbfnUoRBArFbf__jXE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open air photo booth rental in Culver City key</text:p>
          </table:table-cell>
          <table:table-cell table:style-name="ce3" table:formula="of:=HYPERLINK(&quot;https://docs.google.com/spreadsheet/pub?key=1zWD9ORSzSwuLi5tgaFrRn_v66hbfnUoRBArFbf__jXE&quot;; image(&quot;https://api.qrserver.com/v1/create-qr-code/?size=150x150&amp;data=https://docs.google.com/spreadsheet/pub?key=1zWD9ORSzSwuLi5tgaFrRn_v66hbfnUoRBArFbf__jX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zWD9ORSzSwuLi5tgaFrRn_v66hbfnUoRBArFbf__jXE" xlink:type="simple">https://docs.google.com/spreadsheet/pub?key=1zWD9ORSzSwuLi5tgaFrRn_v66hbfnUoRBArFbf__jXE</text:a></text:p>
          </table:table-cell>
          <table:table-cell table:style-name="ce3" table:formula="of:=HYPERLINK(&quot;https://docs.google.com/spreadsheets/d/1zWD9ORSzSwuLi5tgaFrRn_v66hbfnUoRBArFbf__jXE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open air photo booth rental in Culver City pubhtml</text:p>
          </table:table-cell>
          <table:table-cell table:style-name="ce3" table:formula="of:=HYPERLINK(&quot;https://docs.google.com/spreadsheets/d/1zWD9ORSzSwuLi5tgaFrRn_v66hbfnUoRBArFbf__jXE/pubhtml&quot;; image(&quot;https://api.qrserver.com/v1/create-qr-code/?size=150x150&amp;data=https://docs.google.com/spreadsheets/d/1zWD9ORSzSwuLi5tgaFrRn_v66hbfnUoRBArFbf__jXE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pubhtml" xlink:type="simple">https://docs.google.com/spreadsheets/d/1zWD9ORSzSwuLi5tgaFrRn_v66hbfnUoRBArFbf__jXE/pubhtml</text:a></text:p>
          </table:table-cell>
          <table:table-cell table:style-name="ce3" table:formula="of:=HYPERLINK(&quot;https://docs.google.com/spreadsheets/d/1zWD9ORSzSwuLi5tgaFrRn_v66hbfnUoRBArFbf__jXE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open air photo booth rental in Culver City pub</text:p>
          </table:table-cell>
          <table:table-cell table:style-name="ce3" table:formula="of:=HYPERLINK(&quot;https://docs.google.com/spreadsheets/d/1zWD9ORSzSwuLi5tgaFrRn_v66hbfnUoRBArFbf__jXE/pub&quot;; image(&quot;https://api.qrserver.com/v1/create-qr-code/?size=150x150&amp;data=https://docs.google.com/spreadsheets/d/1zWD9ORSzSwuLi5tgaFrRn_v66hbfnUoRBArFbf__jXE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pub" xlink:type="simple">https://docs.google.com/spreadsheets/d/1zWD9ORSzSwuLi5tgaFrRn_v66hbfnUoRBArFbf__jXE/pub</text:a></text:p>
          </table:table-cell>
          <table:table-cell table:style-name="ce3" table:formula="of:=HYPERLINK(&quot;https://docs.google.com/spreadsheets/d/1zWD9ORSzSwuLi5tgaFrRn_v66hbfnUoRBArFbf__jXE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open air photo booth rental in Culver City view</text:p>
          </table:table-cell>
          <table:table-cell table:style-name="ce3" table:formula="of:=HYPERLINK(&quot;https://docs.google.com/spreadsheets/d/1zWD9ORSzSwuLi5tgaFrRn_v66hbfnUoRBArFbf__jXE/view&quot;; image(&quot;https://api.qrserver.com/v1/create-qr-code/?size=150x150&amp;data=https://docs.google.com/spreadsheets/d/1zWD9ORSzSwuLi5tgaFrRn_v66hbfnUoRBArFbf__jXE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view" xlink:type="simple">https://docs.google.com/spreadsheets/d/1zWD9ORSzSwuLi5tgaFrRn_v66hbfnUoRBArFbf__jXE/view</text:a></text:p>
          </table:table-cell>
          <table:table-cell table:style-name="ce3" table:formula="of:=HYPERLINK(&quot;https://docs.google.com/spreadsheets/d/1zWD9ORSzSwuLi5tgaFrRn_v66hbfnUoRBArFbf__jXE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ocs.google.com/forms/d/1ZZ1-n5zqFLiO3vXxk_6HhVVb2S2p96L8JgQAZhYJjec/edit?usp=sharing&quot;; image(&quot;https://api.qrserver.com/v1/create-qr-code/?size=150x150&amp;data=https://docs.google.com/forms/d/1ZZ1-n5zqFLiO3vXxk_6HhVVb2S2p96L8JgQAZhYJjec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ZZ1-n5zqFLiO3vXxk_6HhVVb2S2p96L8JgQAZhYJjec/edit?usp=sharing" xlink:type="simple">https://docs.google.com/forms/d/1ZZ1-n5zqFLiO3vXxk_6HhVVb2S2p96L8JgQAZhYJjec/edit?usp=sharing</text:a></text:p>
          </table:table-cell>
          <table:table-cell table:style-name="ce3" table:formula="of:=HYPERLINK(&quot;https://docs.google.com/forms/d/1ZZ1-n5zqFLiO3vXxk_6HhVVb2S2p96L8JgQAZhYJjec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ocs.google.com/drawings/d/15S8_DRcU-MAcmkIy3sTK28nKlTZNkoHUwlyXov5zrcU/edit?usp=sharing&quot;; image(&quot;https://api.qrserver.com/v1/create-qr-code/?size=150x150&amp;data=https://docs.google.com/drawings/d/15S8_DRcU-MAcmkIy3sTK28nKlTZNkoHUwlyXov5zrc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5S8_DRcU-MAcmkIy3sTK28nKlTZNkoHUwlyXov5zrcU/edit?usp=sharing" xlink:type="simple">https://docs.google.com/drawings/d/15S8_DRcU-MAcmkIy3sTK28nKlTZNkoHUwlyXov5zrcU/edit?usp=sharing</text:a></text:p>
          </table:table-cell>
          <table:table-cell table:style-name="ce3" table:formula="of:=HYPERLINK(&quot;https://docs.google.com/drawings/d/15S8_DRcU-MAcmkIy3sTK28nKlTZNkoHUwlyXov5zrcU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rentallongbeach/home&quot;; image(&quot;https://api.qrserver.com/v1/create-qr-code/?size=150x150&amp;data=https://sites.google.com/view/photoboothrentallongbeac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ocs.google.com/document/d/1fBDoo_sHS1gcI-kLtTRQZMuPyCU0apkF1y-s0luLi5k/edit?usp=sharing&quot;; image(&quot;https://api.qrserver.com/v1/create-qr-code/?size=150x150&amp;data=https://docs.google.com/document/d/1fBDoo_sHS1gcI-kLtTRQZMuPyCU0apkF1y-s0luLi5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BDoo_sHS1gcI-kLtTRQZMuPyCU0apkF1y-s0luLi5k/edit?usp=sharing" xlink:type="simple">https://docs.google.com/document/d/1fBDoo_sHS1gcI-kLtTRQZMuPyCU0apkF1y-s0luLi5k/edit?usp=sharing</text:a></text:p>
          </table:table-cell>
          <table:table-cell table:style-name="ce3" table:formula="of:=HYPERLINK(&quot;https://docs.google.com/document/d/1fBDoo_sHS1gcI-kLtTRQZMuPyCU0apkF1y-s0luLi5k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in Culver City pub</text:p>
          </table:table-cell>
          <table:table-cell table:style-name="ce3" table:formula="of:=HYPERLINK(&quot;https://docs.google.com/document/d/1fBDoo_sHS1gcI-kLtTRQZMuPyCU0apkF1y-s0luLi5k/pub&quot;; image(&quot;https://api.qrserver.com/v1/create-qr-code/?size=150x150&amp;data=https://docs.google.com/document/d/1fBDoo_sHS1gcI-kLtTRQZMuPyCU0apkF1y-s0luLi5k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BDoo_sHS1gcI-kLtTRQZMuPyCU0apkF1y-s0luLi5k/pub" xlink:type="simple">https://docs.google.com/document/d/1fBDoo_sHS1gcI-kLtTRQZMuPyCU0apkF1y-s0luLi5k/pub</text:a></text:p>
          </table:table-cell>
          <table:table-cell table:style-name="ce3" table:formula="of:=HYPERLINK(&quot;https://docs.google.com/document/d/1fBDoo_sHS1gcI-kLtTRQZMuPyCU0apkF1y-s0luLi5k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in Culver City view</text:p>
          </table:table-cell>
          <table:table-cell table:style-name="ce3" table:formula="of:=HYPERLINK(&quot;https://docs.google.com/document/d/1fBDoo_sHS1gcI-kLtTRQZMuPyCU0apkF1y-s0luLi5k/view&quot;; image(&quot;https://api.qrserver.com/v1/create-qr-code/?size=150x150&amp;data=https://docs.google.com/document/d/1fBDoo_sHS1gcI-kLtTRQZMuPyCU0apkF1y-s0luLi5k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BDoo_sHS1gcI-kLtTRQZMuPyCU0apkF1y-s0luLi5k/view" xlink:type="simple">https://docs.google.com/document/d/1fBDoo_sHS1gcI-kLtTRQZMuPyCU0apkF1y-s0luLi5k/view</text:a></text:p>
          </table:table-cell>
          <table:table-cell table:style-name="ce3" table:formula="of:=HYPERLINK(&quot;https://docs.google.com/document/d/1fBDoo_sHS1gcI-kLtTRQZMuPyCU0apkF1y-s0luLi5k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docs.google.com/presentation/d/1uxiHAF1ZI8thdfIs4bUqpP4mEqqTzNXmQ9ykiWqTtz8/edit?usp=sharing&quot;; image(&quot;https://api.qrserver.com/v1/create-qr-code/?size=150x150&amp;data=https://docs.google.com/presentation/d/1uxiHAF1ZI8thdfIs4bUqpP4mEqqTzNXmQ9ykiWqTtz8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uxiHAF1ZI8thdfIs4bUqpP4mEqqTzNXmQ9ykiWqTtz8/edit?usp=sharing" xlink:type="simple">https://docs.google.com/presentation/d/1uxiHAF1ZI8thdfIs4bUqpP4mEqqTzNXmQ9ykiWqTtz8/edit?usp=sharing</text:a></text:p>
          </table:table-cell>
          <table:table-cell table:style-name="ce3" table:formula="of:=HYPERLINK(&quot;https://docs.google.com/presentation/d/1uxiHAF1ZI8thdfIs4bUqpP4mEqqTzNXmQ9ykiWqTtz8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open air photo booth rental in Culver City pub</text:p>
          </table:table-cell>
          <table:table-cell table:style-name="ce3" table:formula="of:=HYPERLINK(&quot;https://docs.google.com/presentation/d/1uxiHAF1ZI8thdfIs4bUqpP4mEqqTzNXmQ9ykiWqTtz8/pub?start=true&amp;loop=true&amp;delayms=3000&quot;; image(&quot;https://api.qrserver.com/v1/create-qr-code/?size=150x150&amp;data=https://docs.google.com/presentation/d/1uxiHAF1ZI8thdfIs4bUqpP4mEqqTzNXmQ9ykiWqTtz8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uxiHAF1ZI8thdfIs4bUqpP4mEqqTzNXmQ9ykiWqTtz8/pub?start=true&amp;loop=true&amp;delayms=3000" xlink:type="simple">https://docs.google.com/presentation/d/1uxiHAF1ZI8thdfIs4bUqpP4mEqqTzNXmQ9ykiWqTtz8/pub?start=true&amp;loop=true&amp;delayms=3000</text:a></text:p>
          </table:table-cell>
          <table:table-cell table:style-name="ce3" table:formula="of:=HYPERLINK(&quot;https://docs.google.com/presentation/d/1uxiHAF1ZI8thdfIs4bUqpP4mEqqTzNXmQ9ykiWqTtz8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open air photo booth rental in Culver City view</text:p>
          </table:table-cell>
          <table:table-cell table:style-name="ce3" table:formula="of:=HYPERLINK(&quot;https://docs.google.com/presentation/d/1uxiHAF1ZI8thdfIs4bUqpP4mEqqTzNXmQ9ykiWqTtz8/view&quot;; image(&quot;https://api.qrserver.com/v1/create-qr-code/?size=150x150&amp;data=https://docs.google.com/presentation/d/1uxiHAF1ZI8thdfIs4bUqpP4mEqqTzNXmQ9ykiWqTtz8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uxiHAF1ZI8thdfIs4bUqpP4mEqqTzNXmQ9ykiWqTtz8/view" xlink:type="simple">https://docs.google.com/presentation/d/1uxiHAF1ZI8thdfIs4bUqpP4mEqqTzNXmQ9ykiWqTtz8/view</text:a></text:p>
          </table:table-cell>
          <table:table-cell table:style-name="ce3" table:formula="of:=HYPERLINK(&quot;https://docs.google.com/presentation/d/1uxiHAF1ZI8thdfIs4bUqpP4mEqqTzNXmQ9ykiWqTtz8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open air photo booth rental in Culver City html</text:p>
          </table:table-cell>
          <table:table-cell table:style-name="ce3" table:formula="of:=HYPERLINK(&quot;https://docs.google.com/presentation/d/1uxiHAF1ZI8thdfIs4bUqpP4mEqqTzNXmQ9ykiWqTtz8/htmlpresent&quot;; image(&quot;https://api.qrserver.com/v1/create-qr-code/?size=150x150&amp;data=https://docs.google.com/presentation/d/1uxiHAF1ZI8thdfIs4bUqpP4mEqqTzNXmQ9ykiWqTtz8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uxiHAF1ZI8thdfIs4bUqpP4mEqqTzNXmQ9ykiWqTtz8/htmlpresent" xlink:type="simple">https://docs.google.com/presentation/d/1uxiHAF1ZI8thdfIs4bUqpP4mEqqTzNXmQ9ykiWqTtz8/htmlpresent</text:a></text:p>
          </table:table-cell>
          <table:table-cell table:style-name="ce3" table:formula="of:=HYPERLINK(&quot;https://docs.google.com/presentation/d/1uxiHAF1ZI8thdfIs4bUqpP4mEqqTzNXmQ9ykiWqTtz8/edit?usp=sharing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open air photo booth rental in Culver City</text:p>
          </table:table-cell>
          <table:table-cell table:style-name="ce3" table:formula="of:=HYPERLINK(&quot;https://calendar.google.com?cid=e2a4728b3343e1b999607f3a0cb4dac97500774464912aa3cd9e65511d5628c4@group.calendar.google.com&quot;; image(&quot;https://api.qrserver.com/v1/create-qr-code/?size=150x150&amp;data=https://calendar.google.com?cid=e2a4728b3343e1b999607f3a0cb4dac97500774464912aa3cd9e65511d5628c4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?cid=e2a4728b3343e1b999607f3a0cb4dac97500774464912aa3cd9e65511d5628c4@group.calendar.google.com" xlink:type="simple">https://calendar.google.com?cid=e2a4728b3343e1b999607f3a0cb4dac97500774464912aa3cd9e65511d5628c4@group.calendar.google.com</text:a></text:p>
          </table:table-cell>
          <table:table-cell table:style-name="ce3" table:formula="of:=HYPERLINK(&quot;https://calendar.google.com?cid=e2a4728b3343e1b999607f3a0cb4dac97500774464912aa3cd9e65511d5628c4@group.calendar.google.com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cjE4dm5mbDhhZ29xZjhpaGtlMTNlOHFuNDQgZTJhNDcyOGIzMzQzZTFiOTk5NjA3ZjNhMGNiNGRhYzk3NTAwNzc0NDY0OTEyYWEzY2Q5ZTY1NTExZDU2MjhjNEBncm91cC5jYWxlbmRhci5nb29nbGUuY29t&quot;; image(&quot;https://api.qrserver.com/v1/create-qr-code/?size=150x150&amp;data=https://www.google.com/calendar/event?eid=cjE4dm5mbDhhZ29xZjhpaGtlMTNlOHFuNDQ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jE4dm5mbDhhZ29xZjhpaGtlMTNlOHFuNDQgZTJhNDcyOGIzMzQzZTFiOTk5NjA3ZjNhMGNiNGRhYzk3NTAwNzc0NDY0OTEyYWEzY2Q5ZTY1NTExZDU2MjhjNEBncm91cC5jYWxlbmRhci5nb29nbGUuY29t" xlink:type="simple">https://www.google.com/calendar/event?eid=cjE4dm5mbDhhZ29xZjhpaGtlMTNlOHFuNDQ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cjE4dm5mbDhhZ29xZjhpaGtlMTNlOHFuNDQ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aXJwOXZvZWEyNjJscGUydGx0MGgxaTUza2MgZTJhNDcyOGIzMzQzZTFiOTk5NjA3ZjNhMGNiNGRhYzk3NTAwNzc0NDY0OTEyYWEzY2Q5ZTY1NTExZDU2MjhjNEBncm91cC5jYWxlbmRhci5nb29nbGUuY29t&quot;; image(&quot;https://api.qrserver.com/v1/create-qr-code/?size=150x150&amp;data=https://www.google.com/calendar/event?eid=aXJwOXZvZWEyNjJscGUydGx0MGgxaTUza2M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XJwOXZvZWEyNjJscGUydGx0MGgxaTUza2MgZTJhNDcyOGIzMzQzZTFiOTk5NjA3ZjNhMGNiNGRhYzk3NTAwNzc0NDY0OTEyYWEzY2Q5ZTY1NTExZDU2MjhjNEBncm91cC5jYWxlbmRhci5nb29nbGUuY29t" xlink:type="simple">https://www.google.com/calendar/event?eid=aXJwOXZvZWEyNjJscGUydGx0MGgxaTUza2M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aXJwOXZvZWEyNjJscGUydGx0MGgxaTUza2M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ajRpb3JtNXJvMWJjM2ZqdXZkMzU1bHAxOGMgZTJhNDcyOGIzMzQzZTFiOTk5NjA3ZjNhMGNiNGRhYzk3NTAwNzc0NDY0OTEyYWEzY2Q5ZTY1NTExZDU2MjhjNEBncm91cC5jYWxlbmRhci5nb29nbGUuY29t&quot;; image(&quot;https://api.qrserver.com/v1/create-qr-code/?size=150x150&amp;data=https://www.google.com/calendar/event?eid=ajRpb3JtNXJvMWJjM2ZqdXZkMzU1bHAxOGM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Rpb3JtNXJvMWJjM2ZqdXZkMzU1bHAxOGMgZTJhNDcyOGIzMzQzZTFiOTk5NjA3ZjNhMGNiNGRhYzk3NTAwNzc0NDY0OTEyYWEzY2Q5ZTY1NTExZDU2MjhjNEBncm91cC5jYWxlbmRhci5nb29nbGUuY29t" xlink:type="simple">https://www.google.com/calendar/event?eid=ajRpb3JtNXJvMWJjM2ZqdXZkMzU1bHAxOGM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ajRpb3JtNXJvMWJjM2ZqdXZkMzU1bHAxOGM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ZGFnaG1xZTIyanBjZnB1YWEwYjBqbmk3ZmsgZTJhNDcyOGIzMzQzZTFiOTk5NjA3ZjNhMGNiNGRhYzk3NTAwNzc0NDY0OTEyYWEzY2Q5ZTY1NTExZDU2MjhjNEBncm91cC5jYWxlbmRhci5nb29nbGUuY29t&quot;; image(&quot;https://api.qrserver.com/v1/create-qr-code/?size=150x150&amp;data=https://www.google.com/calendar/event?eid=ZGFnaG1xZTIyanBjZnB1YWEwYjBqbmk3Zms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GFnaG1xZTIyanBjZnB1YWEwYjBqbmk3ZmsgZTJhNDcyOGIzMzQzZTFiOTk5NjA3ZjNhMGNiNGRhYzk3NTAwNzc0NDY0OTEyYWEzY2Q5ZTY1NTExZDU2MjhjNEBncm91cC5jYWxlbmRhci5nb29nbGUuY29t" xlink:type="simple">https://www.google.com/calendar/event?eid=ZGFnaG1xZTIyanBjZnB1YWEwYjBqbmk3Zms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ZGFnaG1xZTIyanBjZnB1YWEwYjBqbmk3Zms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MmpqZjdsdDRjYWZjZGRyaHJjMjNhbTZwcXMgZTJhNDcyOGIzMzQzZTFiOTk5NjA3ZjNhMGNiNGRhYzk3NTAwNzc0NDY0OTEyYWEzY2Q5ZTY1NTExZDU2MjhjNEBncm91cC5jYWxlbmRhci5nb29nbGUuY29t&quot;; image(&quot;https://api.qrserver.com/v1/create-qr-code/?size=150x150&amp;data=https://www.google.com/calendar/event?eid=MmpqZjdsdDRjYWZjZGRyaHJjMjNhbTZwcXM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mpqZjdsdDRjYWZjZGRyaHJjMjNhbTZwcXMgZTJhNDcyOGIzMzQzZTFiOTk5NjA3ZjNhMGNiNGRhYzk3NTAwNzc0NDY0OTEyYWEzY2Q5ZTY1NTExZDU2MjhjNEBncm91cC5jYWxlbmRhci5nb29nbGUuY29t" xlink:type="simple">https://www.google.com/calendar/event?eid=MmpqZjdsdDRjYWZjZGRyaHJjMjNhbTZwcXM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MmpqZjdsdDRjYWZjZGRyaHJjMjNhbTZwcXM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NGQzaThicmk4MmpmZnFpMjEwbHBkNDRvMTggZTJhNDcyOGIzMzQzZTFiOTk5NjA3ZjNhMGNiNGRhYzk3NTAwNzc0NDY0OTEyYWEzY2Q5ZTY1NTExZDU2MjhjNEBncm91cC5jYWxlbmRhci5nb29nbGUuY29t&quot;; image(&quot;https://api.qrserver.com/v1/create-qr-code/?size=150x150&amp;data=https://www.google.com/calendar/event?eid=NGQzaThicmk4MmpmZnFpMjEwbHBkNDRvMTg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GQzaThicmk4MmpmZnFpMjEwbHBkNDRvMTggZTJhNDcyOGIzMzQzZTFiOTk5NjA3ZjNhMGNiNGRhYzk3NTAwNzc0NDY0OTEyYWEzY2Q5ZTY1NTExZDU2MjhjNEBncm91cC5jYWxlbmRhci5nb29nbGUuY29t" xlink:type="simple">https://www.google.com/calendar/event?eid=NGQzaThicmk4MmpmZnFpMjEwbHBkNDRvMTg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NGQzaThicmk4MmpmZnFpMjEwbHBkNDRvMTg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YWFwMWtydjVlcGl1ODIxc2Foa3E0ZzE0Z2sgZTJhNDcyOGIzMzQzZTFiOTk5NjA3ZjNhMGNiNGRhYzk3NTAwNzc0NDY0OTEyYWEzY2Q5ZTY1NTExZDU2MjhjNEBncm91cC5jYWxlbmRhci5nb29nbGUuY29t&quot;; image(&quot;https://api.qrserver.com/v1/create-qr-code/?size=150x150&amp;data=https://www.google.com/calendar/event?eid=YWFwMWtydjVlcGl1ODIxc2Foa3E0ZzE0Z2s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WFwMWtydjVlcGl1ODIxc2Foa3E0ZzE0Z2sgZTJhNDcyOGIzMzQzZTFiOTk5NjA3ZjNhMGNiNGRhYzk3NTAwNzc0NDY0OTEyYWEzY2Q5ZTY1NTExZDU2MjhjNEBncm91cC5jYWxlbmRhci5nb29nbGUuY29t" xlink:type="simple">https://www.google.com/calendar/event?eid=YWFwMWtydjVlcGl1ODIxc2Foa3E0ZzE0Z2s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YWFwMWtydjVlcGl1ODIxc2Foa3E0ZzE0Z2s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bzg4MXJuNmVvM2dtMTRuZXFkc3NrOTZ2OW8gZTJhNDcyOGIzMzQzZTFiOTk5NjA3ZjNhMGNiNGRhYzk3NTAwNzc0NDY0OTEyYWEzY2Q5ZTY1NTExZDU2MjhjNEBncm91cC5jYWxlbmRhci5nb29nbGUuY29t&quot;; image(&quot;https://api.qrserver.com/v1/create-qr-code/?size=150x150&amp;data=https://www.google.com/calendar/event?eid=bzg4MXJuNmVvM2dtMTRuZXFkc3NrOTZ2OW8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zg4MXJuNmVvM2dtMTRuZXFkc3NrOTZ2OW8gZTJhNDcyOGIzMzQzZTFiOTk5NjA3ZjNhMGNiNGRhYzk3NTAwNzc0NDY0OTEyYWEzY2Q5ZTY1NTExZDU2MjhjNEBncm91cC5jYWxlbmRhci5nb29nbGUuY29t" xlink:type="simple">https://www.google.com/calendar/event?eid=bzg4MXJuNmVvM2dtMTRuZXFkc3NrOTZ2OW8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bzg4MXJuNmVvM2dtMTRuZXFkc3NrOTZ2OW8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bWRhZ3V0c2hvZmdlZ3NpMDVldjExaWpqNmMgZTJhNDcyOGIzMzQzZTFiOTk5NjA3ZjNhMGNiNGRhYzk3NTAwNzc0NDY0OTEyYWEzY2Q5ZTY1NTExZDU2MjhjNEBncm91cC5jYWxlbmRhci5nb29nbGUuY29t&quot;; image(&quot;https://api.qrserver.com/v1/create-qr-code/?size=150x150&amp;data=https://www.google.com/calendar/event?eid=bWRhZ3V0c2hvZmdlZ3NpMDVldjExaWpqNmM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WRhZ3V0c2hvZmdlZ3NpMDVldjExaWpqNmMgZTJhNDcyOGIzMzQzZTFiOTk5NjA3ZjNhMGNiNGRhYzk3NTAwNzc0NDY0OTEyYWEzY2Q5ZTY1NTExZDU2MjhjNEBncm91cC5jYWxlbmRhci5nb29nbGUuY29t" xlink:type="simple">https://www.google.com/calendar/event?eid=bWRhZ3V0c2hvZmdlZ3NpMDVldjExaWpqNmM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bWRhZ3V0c2hvZmdlZ3NpMDVldjExaWpqNmM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c2o2bWo1Zm9qdWFhNWwxYTk2OGdiZTIzcXMgZTJhNDcyOGIzMzQzZTFiOTk5NjA3ZjNhMGNiNGRhYzk3NTAwNzc0NDY0OTEyYWEzY2Q5ZTY1NTExZDU2MjhjNEBncm91cC5jYWxlbmRhci5nb29nbGUuY29t&quot;; image(&quot;https://api.qrserver.com/v1/create-qr-code/?size=150x150&amp;data=https://www.google.com/calendar/event?eid=c2o2bWo1Zm9qdWFhNWwxYTk2OGdiZTIzcXM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2o2bWo1Zm9qdWFhNWwxYTk2OGdiZTIzcXMgZTJhNDcyOGIzMzQzZTFiOTk5NjA3ZjNhMGNiNGRhYzk3NTAwNzc0NDY0OTEyYWEzY2Q5ZTY1NTExZDU2MjhjNEBncm91cC5jYWxlbmRhci5nb29nbGUuY29t" xlink:type="simple">https://www.google.com/calendar/event?eid=c2o2bWo1Zm9qdWFhNWwxYTk2OGdiZTIzcXM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c2o2bWo1Zm9qdWFhNWwxYTk2OGdiZTIzcXM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NjdjMXVmMTBzNzlvODh2dGJpaHBoZHJ1OGcgZTJhNDcyOGIzMzQzZTFiOTk5NjA3ZjNhMGNiNGRhYzk3NTAwNzc0NDY0OTEyYWEzY2Q5ZTY1NTExZDU2MjhjNEBncm91cC5jYWxlbmRhci5nb29nbGUuY29t&quot;; image(&quot;https://api.qrserver.com/v1/create-qr-code/?size=150x150&amp;data=https://www.google.com/calendar/event?eid=NjdjMXVmMTBzNzlvODh2dGJpaHBoZHJ1OGc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jdjMXVmMTBzNzlvODh2dGJpaHBoZHJ1OGcgZTJhNDcyOGIzMzQzZTFiOTk5NjA3ZjNhMGNiNGRhYzk3NTAwNzc0NDY0OTEyYWEzY2Q5ZTY1NTExZDU2MjhjNEBncm91cC5jYWxlbmRhci5nb29nbGUuY29t" xlink:type="simple">https://www.google.com/calendar/event?eid=NjdjMXVmMTBzNzlvODh2dGJpaHBoZHJ1OGc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NjdjMXVmMTBzNzlvODh2dGJpaHBoZHJ1OGc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ZDRhOG0xZnJjZ3R1bnZ0NWkxajVtbGFjNjQgZTJhNDcyOGIzMzQzZTFiOTk5NjA3ZjNhMGNiNGRhYzk3NTAwNzc0NDY0OTEyYWEzY2Q5ZTY1NTExZDU2MjhjNEBncm91cC5jYWxlbmRhci5nb29nbGUuY29t&quot;; image(&quot;https://api.qrserver.com/v1/create-qr-code/?size=150x150&amp;data=https://www.google.com/calendar/event?eid=ZDRhOG0xZnJjZ3R1bnZ0NWkxajVtbGFjNjQ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DRhOG0xZnJjZ3R1bnZ0NWkxajVtbGFjNjQgZTJhNDcyOGIzMzQzZTFiOTk5NjA3ZjNhMGNiNGRhYzk3NTAwNzc0NDY0OTEyYWEzY2Q5ZTY1NTExZDU2MjhjNEBncm91cC5jYWxlbmRhci5nb29nbGUuY29t" xlink:type="simple">https://www.google.com/calendar/event?eid=ZDRhOG0xZnJjZ3R1bnZ0NWkxajVtbGFjNjQ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ZDRhOG0xZnJjZ3R1bnZ0NWkxajVtbGFjNjQ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open air photo booth rental in Culver City - Event</text:p>
          </table:table-cell>
          <table:table-cell table:style-name="ce3" table:formula="of:=HYPERLINK(&quot;https://www.google.com/calendar/event?eid=MGdzaGRmNm44c2tsN3V1NXFoMnR0Z3Y4ajAgZTJhNDcyOGIzMzQzZTFiOTk5NjA3ZjNhMGNiNGRhYzk3NTAwNzc0NDY0OTEyYWEzY2Q5ZTY1NTExZDU2MjhjNEBncm91cC5jYWxlbmRhci5nb29nbGUuY29t&quot;; image(&quot;https://api.qrserver.com/v1/create-qr-code/?size=150x150&amp;data=https://www.google.com/calendar/event?eid=MGdzaGRmNm44c2tsN3V1NXFoMnR0Z3Y4ajAgZTJhNDcyOGIzMzQzZTFiOTk5NjA3ZjNhMGNiNGRhYzk3NTAwNzc0NDY0OTEyYWEzY2Q5ZTY1NTExZDU2Mjhj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GdzaGRmNm44c2tsN3V1NXFoMnR0Z3Y4ajAgZTJhNDcyOGIzMzQzZTFiOTk5NjA3ZjNhMGNiNGRhYzk3NTAwNzc0NDY0OTEyYWEzY2Q5ZTY1NTExZDU2MjhjNEBncm91cC5jYWxlbmRhci5nb29nbGUuY29t" xlink:type="simple">https://www.google.com/calendar/event?eid=MGdzaGRmNm44c2tsN3V1NXFoMnR0Z3Y4ajAgZTJhNDcyOGIzMzQzZTFiOTk5NjA3ZjNhMGNiNGRhYzk3NTAwNzc0NDY0OTEyYWEzY2Q5ZTY1NTExZDU2MjhjNEBncm91cC5jYWxlbmRhci5nb29nbGUuY29t</text:a></text:p>
          </table:table-cell>
          <table:table-cell table:style-name="ce3" table:formula="of:=HYPERLINK(&quot;https://www.google.com/calendar/event?eid=MGdzaGRmNm44c2tsN3V1NXFoMnR0Z3Y4ajAgZTJhNDcyOGIzMzQzZTFiOTk5NjA3ZjNhMGNiNGRhYzk3NTAwNzc0NDY0OTEyYWEzY2Q5ZTY1NTExZDU2MjhjNEBncm91cC5jYWxlbmRhci5nb29nbGUuY29t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youtu.be/pwiqBbyeUjE&quot;; image(&quot;https://api.qrserver.com/v1/create-qr-code/?size=150x150&amp;data=https://youtu.be/pwiqBbyeUj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pwiqBbyeUjE" xlink:type="simple">https://youtu.be/pwiqBbyeUjE</text:a></text:p>
          </table:table-cell>
          <table:table-cell table:style-name="ce3" table:formula="of:=HYPERLINK(&quot;https://youtu.be/pwiqBbyeUj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youtu.be/1-dEkZNtZHI&quot;; image(&quot;https://api.qrserver.com/v1/create-qr-code/?size=150x150&amp;data=https://youtu.be/1-dEkZNtZH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-dEkZNtZHI" xlink:type="simple">https://youtu.be/1-dEkZNtZHI</text:a></text:p>
          </table:table-cell>
          <table:table-cell table:style-name="ce3" table:formula="of:=HYPERLINK(&quot;https://youtu.be/1-dEkZNtZHI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youtu.be/FPsGz17-j10&quot;; image(&quot;https://api.qrserver.com/v1/create-qr-code/?size=150x150&amp;data=https://youtu.be/FPsGz17-j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FPsGz17-j10" xlink:type="simple">https://youtu.be/FPsGz17-j10</text:a></text:p>
          </table:table-cell>
          <table:table-cell table:style-name="ce3" table:formula="of:=HYPERLINK(&quot;https://youtu.be/FPsGz17-j10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youtu.be/EmCLBIu0R2I&quot;; image(&quot;https://api.qrserver.com/v1/create-qr-code/?size=150x150&amp;data=https://youtu.be/EmCLBIu0R2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mCLBIu0R2I" xlink:type="simple">https://youtu.be/EmCLBIu0R2I</text:a></text:p>
          </table:table-cell>
          <table:table-cell table:style-name="ce3" table:formula="of:=HYPERLINK(&quot;https://youtu.be/EmCLBIu0R2I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open air photo booth rental in Culver City</text:p>
          </table:table-cell>
          <table:table-cell table:style-name="ce3" table:formula="of:=HYPERLINK(&quot;https://youtu.be/10hlB0RTfVM&quot;; image(&quot;https://api.qrserver.com/v1/create-qr-code/?size=150x150&amp;data=https://youtu.be/10hlB0RTf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0hlB0RTfVM" xlink:type="simple">https://youtu.be/10hlB0RTfVM</text:a></text:p>
          </table:table-cell>
          <table:table-cell table:style-name="ce3" table:formula="of:=HYPERLINK(&quot;https://youtu.be/10hlB0RTfVM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zWD9ORSzSwuLi5tgaFrRn_v66hbfnUoRBArFbf__jXE/edit#gid=0&quot;; image(&quot;https://api.qrserver.com/v1/create-qr-code/?size=150x150&amp;data=https://docs.google.com/spreadsheets/d/1zWD9ORSzSwuLi5tgaFrRn_v66hbfnUoRBArFbf__jXE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#gid=0" xlink:type="simple">https://docs.google.com/spreadsheets/d/1zWD9ORSzSwuLi5tgaFrRn_v66hbfnUoRBArFbf__jXE/edit#gid=0</text:a></text:p>
          </table:table-cell>
          <table:table-cell table:style-name="ce3" table:formula="of:=HYPERLINK(&quot;https://docs.google.com/spreadsheets/d/1zWD9ORSzSwuLi5tgaFrRn_v66hbfnUoRBArFbf__jXE/edit#gid=0&quot;;&quot;open air photo booth rental in Culver City Sheet1&quot;)" office:value-type="string" office:string-value="open air photo booth rental in Culver City Sheet1" calcext:value-type="string">
            <text:p>open air photo booth rental in Culver City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zWD9ORSzSwuLi5tgaFrRn_v66hbfnUoRBArFbf__jXE/edit#gid=1524490908&quot;; image(&quot;https://api.qrserver.com/v1/create-qr-code/?size=150x150&amp;data=https://docs.google.com/spreadsheets/d/1zWD9ORSzSwuLi5tgaFrRn_v66hbfnUoRBArFbf__jXE/edit#gid=152449090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#gid=1524490908" xlink:type="simple">https://docs.google.com/spreadsheets/d/1zWD9ORSzSwuLi5tgaFrRn_v66hbfnUoRBArFbf__jXE/edit#gid=1524490908</text:a></text:p>
          </table:table-cell>
          <table:table-cell table:style-name="ce3" table:formula="of:=HYPERLINK(&quot;https://docs.google.com/spreadsheets/d/1zWD9ORSzSwuLi5tgaFrRn_v66hbfnUoRBArFbf__jXE/edit#gid=1524490908&quot;;&quot;open air photo booth rental in Culver City Keywords&quot;)" office:value-type="string" office:string-value="open air photo booth rental in Culver City Keywords" calcext:value-type="string">
            <text:p>open air photo booth rental in Culver City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zWD9ORSzSwuLi5tgaFrRn_v66hbfnUoRBArFbf__jXE/edit#gid=1786113809&quot;; image(&quot;https://api.qrserver.com/v1/create-qr-code/?size=150x150&amp;data=https://docs.google.com/spreadsheets/d/1zWD9ORSzSwuLi5tgaFrRn_v66hbfnUoRBArFbf__jXE/edit#gid=1786113809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#gid=1786113809" xlink:type="simple">https://docs.google.com/spreadsheets/d/1zWD9ORSzSwuLi5tgaFrRn_v66hbfnUoRBArFbf__jXE/edit#gid=1786113809</text:a></text:p>
          </table:table-cell>
          <table:table-cell table:style-name="ce3" table:formula="of:=HYPERLINK(&quot;https://docs.google.com/spreadsheets/d/1zWD9ORSzSwuLi5tgaFrRn_v66hbfnUoRBArFbf__jXE/edit#gid=1786113809&quot;;&quot;open air photo booth rental in Culver City Content&quot;)" office:value-type="string" office:string-value="open air photo booth rental in Culver City Content" calcext:value-type="string">
            <text:p>open air photo booth rental in Culver City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zWD9ORSzSwuLi5tgaFrRn_v66hbfnUoRBArFbf__jXE/edit#gid=1950382978&quot;; image(&quot;https://api.qrserver.com/v1/create-qr-code/?size=150x150&amp;data=https://docs.google.com/spreadsheets/d/1zWD9ORSzSwuLi5tgaFrRn_v66hbfnUoRBArFbf__jXE/edit#gid=195038297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#gid=1950382978" xlink:type="simple">https://docs.google.com/spreadsheets/d/1zWD9ORSzSwuLi5tgaFrRn_v66hbfnUoRBArFbf__jXE/edit#gid=1950382978</text:a></text:p>
          </table:table-cell>
          <table:table-cell table:style-name="ce3" table:formula="of:=HYPERLINK(&quot;https://docs.google.com/spreadsheets/d/1zWD9ORSzSwuLi5tgaFrRn_v66hbfnUoRBArFbf__jXE/edit#gid=1950382978&quot;;&quot;open air photo booth rental in Culver City Calendar Events&quot;)" office:value-type="string" office:string-value="open air photo booth rental in Culver City Calendar Events" calcext:value-type="string">
            <text:p>open air photo booth rental in Culver City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zWD9ORSzSwuLi5tgaFrRn_v66hbfnUoRBArFbf__jXE/edit#gid=2080543558&quot;; image(&quot;https://api.qrserver.com/v1/create-qr-code/?size=150x150&amp;data=https://docs.google.com/spreadsheets/d/1zWD9ORSzSwuLi5tgaFrRn_v66hbfnUoRBArFbf__jXE/edit#gid=208054355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#gid=2080543558" xlink:type="simple">https://docs.google.com/spreadsheets/d/1zWD9ORSzSwuLi5tgaFrRn_v66hbfnUoRBArFbf__jXE/edit#gid=2080543558</text:a></text:p>
          </table:table-cell>
          <table:table-cell table:style-name="ce3" table:formula="of:=HYPERLINK(&quot;https://docs.google.com/spreadsheets/d/1zWD9ORSzSwuLi5tgaFrRn_v66hbfnUoRBArFbf__jXE/edit#gid=2080543558&quot;;&quot;open air photo booth rental in Culver City RSS Feeds&quot;)" office:value-type="string" office:string-value="open air photo booth rental in Culver City RSS Feeds" calcext:value-type="string">
            <text:p>open air photo booth rental in Culver City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open air photo booth rental in Culver City HTML</text:p>
          </table:table-cell>
          <table:table-cell/>
          <table:table-cell table:style-name="ce4" office:value-type="string" calcext:value-type="string">
            <text:p><text:a xlink:href="https://drive.google.com/drive/folders/1JzJQwLNjKU0K6gvKOrVI1QLVCWPTt24b?usp=sharing" xlink:type="simple">https://drive.google.com/drive/folders/1JzJQwLNjKU0K6gvKOrVI1QLVCWPTt24b?usp=sharing</text:a></text:p>
          </table:table-cell>
          <table:table-cell table:style-name="ce3" table:formula="of:=HYPERLINK(&quot;https://drive.google.com/drive/folders/1JzJQwLNjKU0K6gvKOrVI1QLVCWPTt24b?usp=sharing&quot;;&quot;open air photo booth rental in Culver City HTML&quot;)" office:value-type="string" office:string-value="open air photo booth rental in Culver City HTML" calcext:value-type="string">
            <text:p>open air photo booth rental in Culver City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open air photo booth rental in Culver City.html</text:p>
          </table:table-cell>
          <table:table-cell/>
          <table:table-cell table:style-name="ce4" office:value-type="string" calcext:value-type="string">
            <text:p><text:a xlink:href="https://drive.google.com/file/d/1mT0ypLnaEuGzXpPM8WLzsoRSOgX11iZK/view?usp=sharing" xlink:type="simple">https://drive.google.com/file/d/1mT0ypLnaEuGzXpPM8WLzsoRSOgX11iZK/view?usp=sharing</text:a></text:p>
          </table:table-cell>
          <table:table-cell table:style-name="ce3" table:formula="of:=HYPERLINK(&quot;https://drive.google.com/file/d/1mT0ypLnaEuGzXpPM8WLzsoRSOgX11iZK/view?usp=sharing&quot;;&quot;open air photo booth rental in Culver City.html&quot;)" office:value-type="string" office:string-value="open air photo booth rental in Culver City.html" calcext:value-type="string">
            <text:p>open air photo booth rental in Culver City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open air photo booth rental in Culver City MSFT</text:p>
          </table:table-cell>
          <table:table-cell/>
          <table:table-cell table:style-name="ce4" office:value-type="string" calcext:value-type="string">
            <text:p><text:a xlink:href="https://drive.google.com/drive/folders/15KIqvITA1WF28XGfm7o7UHsDFE2v4vVo?usp=sharing" xlink:type="simple">https://drive.google.com/drive/folders/15KIqvITA1WF28XGfm7o7UHsDFE2v4vVo?usp=sharing</text:a></text:p>
          </table:table-cell>
          <table:table-cell table:style-name="ce3" table:formula="of:=HYPERLINK(&quot;https://drive.google.com/drive/folders/15KIqvITA1WF28XGfm7o7UHsDFE2v4vVo?usp=sharing&quot;;&quot;open air photo booth rental in Culver City MSFT&quot;)" office:value-type="string" office:string-value="open air photo booth rental in Culver City MSFT" calcext:value-type="string">
            <text:p>open air photo booth rental in Culver City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photo booths Culver City</text:p>
          </table:table-cell>
          <table:table-cell/>
          <table:table-cell table:style-name="ce4" office:value-type="string" calcext:value-type="string">
            <text:p><text:a xlink:href="https://docs.google.com/document/d/1rPtO8SAQuJ2SOciXz_j1tMGhU8AD2YkYOoApK4fhquE/edit?usp=sharing" xlink:type="simple">https://docs.google.com/document/d/1rPtO8SAQuJ2SOciXz_j1tMGhU8AD2YkYOoApK4fhquE/edit?usp=sharing</text:a></text:p>
          </table:table-cell>
          <table:table-cell table:style-name="ce3" table:formula="of:=HYPERLINK(&quot;https://docs.google.com/document/d/1rPtO8SAQuJ2SOciXz_j1tMGhU8AD2YkYOoApK4fhquE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photo booths Culver City pub</text:p>
          </table:table-cell>
          <table:table-cell/>
          <table:table-cell table:style-name="ce4" office:value-type="string" calcext:value-type="string">
            <text:p><text:a xlink:href="https://docs.google.com/document/d/1rPtO8SAQuJ2SOciXz_j1tMGhU8AD2YkYOoApK4fhquE/pub" xlink:type="simple">https://docs.google.com/document/d/1rPtO8SAQuJ2SOciXz_j1tMGhU8AD2YkYOoApK4fhquE/pub</text:a></text:p>
          </table:table-cell>
          <table:table-cell table:style-name="ce3" table:formula="of:=HYPERLINK(&quot;https://docs.google.com/document/d/1rPtO8SAQuJ2SOciXz_j1tMGhU8AD2YkYOoApK4fhquE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photo booths Culver City view</text:p>
          </table:table-cell>
          <table:table-cell/>
          <table:table-cell table:style-name="ce4" office:value-type="string" calcext:value-type="string">
            <text:p><text:a xlink:href="https://docs.google.com/document/d/1rPtO8SAQuJ2SOciXz_j1tMGhU8AD2YkYOoApK4fhquE/view" xlink:type="simple">https://docs.google.com/document/d/1rPtO8SAQuJ2SOciXz_j1tMGhU8AD2YkYOoApK4fhquE/view</text:a></text:p>
          </table:table-cell>
          <table:table-cell table:style-name="ce3" table:formula="of:=HYPERLINK(&quot;https://docs.google.com/document/d/1rPtO8SAQuJ2SOciXz_j1tMGhU8AD2YkYOoApK4fhquE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printing Culver City</text:p>
          </table:table-cell>
          <table:table-cell/>
          <table:table-cell table:style-name="ce4" office:value-type="string" calcext:value-type="string">
            <text:p><text:a xlink:href="https://docs.google.com/document/d/1qxrgIhVimUleTHouFI9mBvThK-b7xBwiT-QqlAio7VI/edit?usp=sharing" xlink:type="simple">https://docs.google.com/document/d/1qxrgIhVimUleTHouFI9mBvThK-b7xBwiT-QqlAio7VI/edit?usp=sharing</text:a></text:p>
          </table:table-cell>
          <table:table-cell table:style-name="ce3" table:formula="of:=HYPERLINK(&quot;https://docs.google.com/document/d/1qxrgIhVimUleTHouFI9mBvThK-b7xBwiT-QqlAio7VI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printing Culver City pub</text:p>
          </table:table-cell>
          <table:table-cell/>
          <table:table-cell table:style-name="ce4" office:value-type="string" calcext:value-type="string">
            <text:p><text:a xlink:href="https://docs.google.com/document/d/1qxrgIhVimUleTHouFI9mBvThK-b7xBwiT-QqlAio7VI/pub" xlink:type="simple">https://docs.google.com/document/d/1qxrgIhVimUleTHouFI9mBvThK-b7xBwiT-QqlAio7VI/pub</text:a></text:p>
          </table:table-cell>
          <table:table-cell table:style-name="ce3" table:formula="of:=HYPERLINK(&quot;https://docs.google.com/document/d/1qxrgIhVimUleTHouFI9mBvThK-b7xBwiT-QqlAio7VI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printing Culver City view</text:p>
          </table:table-cell>
          <table:table-cell/>
          <table:table-cell table:style-name="ce4" office:value-type="string" calcext:value-type="string">
            <text:p><text:a xlink:href="https://docs.google.com/document/d/1qxrgIhVimUleTHouFI9mBvThK-b7xBwiT-QqlAio7VI/view" xlink:type="simple">https://docs.google.com/document/d/1qxrgIhVimUleTHouFI9mBvThK-b7xBwiT-QqlAio7VI/view</text:a></text:p>
          </table:table-cell>
          <table:table-cell table:style-name="ce3" table:formula="of:=HYPERLINK(&quot;https://docs.google.com/document/d/1qxrgIhVimUleTHouFI9mBvThK-b7xBwiT-QqlAio7VI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JppKz-SRN8AtiKm6md2S934UztOXIq_Ya7pp9i-udZY/edit?usp=sharing" xlink:type="simple">https://docs.google.com/document/d/1JppKz-SRN8AtiKm6md2S934UztOXIq_Ya7pp9i-udZY/edit?usp=sharing</text:a></text:p>
          </table:table-cell>
          <table:table-cell table:style-name="ce3" table:formula="of:=HYPERLINK(&quot;https://docs.google.com/document/d/1JppKz-SRN8AtiKm6md2S934UztOXIq_Ya7pp9i-udZY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JppKz-SRN8AtiKm6md2S934UztOXIq_Ya7pp9i-udZY/pub" xlink:type="simple">https://docs.google.com/document/d/1JppKz-SRN8AtiKm6md2S934UztOXIq_Ya7pp9i-udZY/pub</text:a></text:p>
          </table:table-cell>
          <table:table-cell table:style-name="ce3" table:formula="of:=HYPERLINK(&quot;https://docs.google.com/document/d/1JppKz-SRN8AtiKm6md2S934UztOXIq_Ya7pp9i-udZY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JppKz-SRN8AtiKm6md2S934UztOXIq_Ya7pp9i-udZY/view" xlink:type="simple">https://docs.google.com/document/d/1JppKz-SRN8AtiKm6md2S934UztOXIq_Ya7pp9i-udZY/view</text:a></text:p>
          </table:table-cell>
          <table:table-cell table:style-name="ce3" table:formula="of:=HYPERLINK(&quot;https://docs.google.com/document/d/1JppKz-SRN8AtiKm6md2S934UztOXIq_Ya7pp9i-udZY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ulver City photo booth</text:p>
          </table:table-cell>
          <table:table-cell/>
          <table:table-cell table:style-name="ce4" office:value-type="string" calcext:value-type="string">
            <text:p><text:a xlink:href="https://docs.google.com/document/d/1XP3FHW0TyysQceX-rU_YyBl56P07wjOXaCa4b213Sd8/edit?usp=sharing" xlink:type="simple">https://docs.google.com/document/d/1XP3FHW0TyysQceX-rU_YyBl56P07wjOXaCa4b213Sd8/edit?usp=sharing</text:a></text:p>
          </table:table-cell>
          <table:table-cell table:style-name="ce3" table:formula="of:=HYPERLINK(&quot;https://docs.google.com/document/d/1XP3FHW0TyysQceX-rU_YyBl56P07wjOXaCa4b213Sd8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ulver City photo booth pub</text:p>
          </table:table-cell>
          <table:table-cell/>
          <table:table-cell table:style-name="ce4" office:value-type="string" calcext:value-type="string">
            <text:p><text:a xlink:href="https://docs.google.com/document/d/1XP3FHW0TyysQceX-rU_YyBl56P07wjOXaCa4b213Sd8/pub" xlink:type="simple">https://docs.google.com/document/d/1XP3FHW0TyysQceX-rU_YyBl56P07wjOXaCa4b213Sd8/pub</text:a></text:p>
          </table:table-cell>
          <table:table-cell table:style-name="ce3" table:formula="of:=HYPERLINK(&quot;https://docs.google.com/document/d/1XP3FHW0TyysQceX-rU_YyBl56P07wjOXaCa4b213Sd8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ulver City photo booth view</text:p>
          </table:table-cell>
          <table:table-cell/>
          <table:table-cell table:style-name="ce4" office:value-type="string" calcext:value-type="string">
            <text:p><text:a xlink:href="https://docs.google.com/document/d/1XP3FHW0TyysQceX-rU_YyBl56P07wjOXaCa4b213Sd8/view" xlink:type="simple">https://docs.google.com/document/d/1XP3FHW0TyysQceX-rU_YyBl56P07wjOXaCa4b213Sd8/view</text:a></text:p>
          </table:table-cell>
          <table:table-cell table:style-name="ce3" table:formula="of:=HYPERLINK(&quot;https://docs.google.com/document/d/1XP3FHW0TyysQceX-rU_YyBl56P07wjOXaCa4b213Sd8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EzJYnvn1Tt4kcVMTpF8QsIx6sRev_XWBE-3gdYOjgsQ/edit?usp=sharing" xlink:type="simple">https://docs.google.com/document/d/1EzJYnvn1Tt4kcVMTpF8QsIx6sRev_XWBE-3gdYOjgsQ/edit?usp=sharing</text:a></text:p>
          </table:table-cell>
          <table:table-cell table:style-name="ce3" table:formula="of:=HYPERLINK(&quot;https://docs.google.com/document/d/1EzJYnvn1Tt4kcVMTpF8QsIx6sRev_XWBE-3gdYOjgs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EzJYnvn1Tt4kcVMTpF8QsIx6sRev_XWBE-3gdYOjgsQ/pub" xlink:type="simple">https://docs.google.com/document/d/1EzJYnvn1Tt4kcVMTpF8QsIx6sRev_XWBE-3gdYOjgsQ/pub</text:a></text:p>
          </table:table-cell>
          <table:table-cell table:style-name="ce3" table:formula="of:=HYPERLINK(&quot;https://docs.google.com/document/d/1EzJYnvn1Tt4kcVMTpF8QsIx6sRev_XWBE-3gdYOjgs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EzJYnvn1Tt4kcVMTpF8QsIx6sRev_XWBE-3gdYOjgsQ/view" xlink:type="simple">https://docs.google.com/document/d/1EzJYnvn1Tt4kcVMTpF8QsIx6sRev_XWBE-3gdYOjgsQ/view</text:a></text:p>
          </table:table-cell>
          <table:table-cell table:style-name="ce3" table:formula="of:=HYPERLINK(&quot;https://docs.google.com/document/d/1EzJYnvn1Tt4kcVMTpF8QsIx6sRev_XWBE-3gdYOjgs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with backdrop Culver City</text:p>
          </table:table-cell>
          <table:table-cell/>
          <table:table-cell table:style-name="ce4" office:value-type="string" calcext:value-type="string">
            <text:p><text:a xlink:href="https://docs.google.com/document/d/1SYyxtY5CUWB4OoCRpnfpXfjEOUx3QpKmfUhmXPBDDtI/edit?usp=sharing" xlink:type="simple">https://docs.google.com/document/d/1SYyxtY5CUWB4OoCRpnfpXfjEOUx3QpKmfUhmXPBDDtI/edit?usp=sharing</text:a></text:p>
          </table:table-cell>
          <table:table-cell table:style-name="ce3" table:formula="of:=HYPERLINK(&quot;https://docs.google.com/document/d/1SYyxtY5CUWB4OoCRpnfpXfjEOUx3QpKmfUhmXPBDDtI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with backdrop Culver City pub</text:p>
          </table:table-cell>
          <table:table-cell/>
          <table:table-cell table:style-name="ce4" office:value-type="string" calcext:value-type="string">
            <text:p><text:a xlink:href="https://docs.google.com/document/d/1SYyxtY5CUWB4OoCRpnfpXfjEOUx3QpKmfUhmXPBDDtI/pub" xlink:type="simple">https://docs.google.com/document/d/1SYyxtY5CUWB4OoCRpnfpXfjEOUx3QpKmfUhmXPBDDtI/pub</text:a></text:p>
          </table:table-cell>
          <table:table-cell table:style-name="ce3" table:formula="of:=HYPERLINK(&quot;https://docs.google.com/document/d/1SYyxtY5CUWB4OoCRpnfpXfjEOUx3QpKmfUhmXPBDDtI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with backdrop Culver City view</text:p>
          </table:table-cell>
          <table:table-cell/>
          <table:table-cell table:style-name="ce4" office:value-type="string" calcext:value-type="string">
            <text:p><text:a xlink:href="https://docs.google.com/document/d/1SYyxtY5CUWB4OoCRpnfpXfjEOUx3QpKmfUhmXPBDDtI/view" xlink:type="simple">https://docs.google.com/document/d/1SYyxtY5CUWB4OoCRpnfpXfjEOUx3QpKmfUhmXPBDDtI/view</text:a></text:p>
          </table:table-cell>
          <table:table-cell table:style-name="ce3" table:formula="of:=HYPERLINK(&quot;https://docs.google.com/document/d/1SYyxtY5CUWB4OoCRpnfpXfjEOUx3QpKmfUhmXPBDDtI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near Culver City</text:p>
          </table:table-cell>
          <table:table-cell/>
          <table:table-cell table:style-name="ce4" office:value-type="string" calcext:value-type="string">
            <text:p><text:a xlink:href="https://docs.google.com/document/d/1ZNevY9TxVwAF_A9bGq66uu761gwXvyNKZVd2zJW-Dqw/edit?usp=sharing" xlink:type="simple">https://docs.google.com/document/d/1ZNevY9TxVwAF_A9bGq66uu761gwXvyNKZVd2zJW-Dqw/edit?usp=sharing</text:a></text:p>
          </table:table-cell>
          <table:table-cell table:style-name="ce3" table:formula="of:=HYPERLINK(&quot;https://docs.google.com/document/d/1ZNevY9TxVwAF_A9bGq66uu761gwXvyNKZVd2zJW-Dqw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near Culver City pub</text:p>
          </table:table-cell>
          <table:table-cell/>
          <table:table-cell table:style-name="ce4" office:value-type="string" calcext:value-type="string">
            <text:p><text:a xlink:href="https://docs.google.com/document/d/1ZNevY9TxVwAF_A9bGq66uu761gwXvyNKZVd2zJW-Dqw/pub" xlink:type="simple">https://docs.google.com/document/d/1ZNevY9TxVwAF_A9bGq66uu761gwXvyNKZVd2zJW-Dqw/pub</text:a></text:p>
          </table:table-cell>
          <table:table-cell table:style-name="ce3" table:formula="of:=HYPERLINK(&quot;https://docs.google.com/document/d/1ZNevY9TxVwAF_A9bGq66uu761gwXvyNKZVd2zJW-Dqw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near Culver City view</text:p>
          </table:table-cell>
          <table:table-cell/>
          <table:table-cell table:style-name="ce4" office:value-type="string" calcext:value-type="string">
            <text:p><text:a xlink:href="https://docs.google.com/document/d/1ZNevY9TxVwAF_A9bGq66uu761gwXvyNKZVd2zJW-Dqw/view" xlink:type="simple">https://docs.google.com/document/d/1ZNevY9TxVwAF_A9bGq66uu761gwXvyNKZVd2zJW-Dqw/view</text:a></text:p>
          </table:table-cell>
          <table:table-cell table:style-name="ce3" table:formula="of:=HYPERLINK(&quot;https://docs.google.com/document/d/1ZNevY9TxVwAF_A9bGq66uu761gwXvyNKZVd2zJW-Dqw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2eEaLau3F3_9Uvv4376TrXC7NU-zbWy4AaZsRzEa80I/edit?usp=sharing" xlink:type="simple">https://docs.google.com/document/d/12eEaLau3F3_9Uvv4376TrXC7NU-zbWy4AaZsRzEa80I/edit?usp=sharing</text:a></text:p>
          </table:table-cell>
          <table:table-cell table:style-name="ce3" table:formula="of:=HYPERLINK(&quot;https://docs.google.com/document/d/12eEaLau3F3_9Uvv4376TrXC7NU-zbWy4AaZsRzEa80I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2eEaLau3F3_9Uvv4376TrXC7NU-zbWy4AaZsRzEa80I/pub" xlink:type="simple">https://docs.google.com/document/d/12eEaLau3F3_9Uvv4376TrXC7NU-zbWy4AaZsRzEa80I/pub</text:a></text:p>
          </table:table-cell>
          <table:table-cell table:style-name="ce3" table:formula="of:=HYPERLINK(&quot;https://docs.google.com/document/d/12eEaLau3F3_9Uvv4376TrXC7NU-zbWy4AaZsRzEa80I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2eEaLau3F3_9Uvv4376TrXC7NU-zbWy4AaZsRzEa80I/view" xlink:type="simple">https://docs.google.com/document/d/12eEaLau3F3_9Uvv4376TrXC7NU-zbWy4AaZsRzEa80I/view</text:a></text:p>
          </table:table-cell>
          <table:table-cell table:style-name="ce3" table:formula="of:=HYPERLINK(&quot;https://docs.google.com/document/d/12eEaLau3F3_9Uvv4376TrXC7NU-zbWy4AaZsRzEa80I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a photo booth Culver City</text:p>
          </table:table-cell>
          <table:table-cell/>
          <table:table-cell table:style-name="ce4" office:value-type="string" calcext:value-type="string">
            <text:p><text:a xlink:href="https://docs.google.com/document/d/1ARGF09V2LeHhEshcFhooy2QOWemnGvHEBHPpQ_zudpQ/edit?usp=sharing" xlink:type="simple">https://docs.google.com/document/d/1ARGF09V2LeHhEshcFhooy2QOWemnGvHEBHPpQ_zudpQ/edit?usp=sharing</text:a></text:p>
          </table:table-cell>
          <table:table-cell table:style-name="ce3" table:formula="of:=HYPERLINK(&quot;https://docs.google.com/document/d/1ARGF09V2LeHhEshcFhooy2QOWemnGvHEBHPpQ_zudpQ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ARGF09V2LeHhEshcFhooy2QOWemnGvHEBHPpQ_zudpQ/pub" xlink:type="simple">https://docs.google.com/document/d/1ARGF09V2LeHhEshcFhooy2QOWemnGvHEBHPpQ_zudpQ/pub</text:a></text:p>
          </table:table-cell>
          <table:table-cell table:style-name="ce3" table:formula="of:=HYPERLINK(&quot;https://docs.google.com/document/d/1ARGF09V2LeHhEshcFhooy2QOWemnGvHEBHPpQ_zudpQ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ARGF09V2LeHhEshcFhooy2QOWemnGvHEBHPpQ_zudpQ/view" xlink:type="simple">https://docs.google.com/document/d/1ARGF09V2LeHhEshcFhooy2QOWemnGvHEBHPpQ_zudpQ/view</text:a></text:p>
          </table:table-cell>
          <table:table-cell table:style-name="ce3" table:formula="of:=HYPERLINK(&quot;https://docs.google.com/document/d/1ARGF09V2LeHhEshcFhooy2QOWemnGvHEBHPpQ_zudpQ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fNWGaAbZ4sMbFKV7IZnwGGGezd3IFovdcj2VDT4gEaI/edit?usp=sharing" xlink:type="simple">https://docs.google.com/document/d/1fNWGaAbZ4sMbFKV7IZnwGGGezd3IFovdcj2VDT4gEaI/edit?usp=sharing</text:a></text:p>
          </table:table-cell>
          <table:table-cell table:style-name="ce3" table:formula="of:=HYPERLINK(&quot;https://docs.google.com/document/d/1fNWGaAbZ4sMbFKV7IZnwGGGezd3IFovdcj2VDT4gEaI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fNWGaAbZ4sMbFKV7IZnwGGGezd3IFovdcj2VDT4gEaI/pub" xlink:type="simple">https://docs.google.com/document/d/1fNWGaAbZ4sMbFKV7IZnwGGGezd3IFovdcj2VDT4gEaI/pub</text:a></text:p>
          </table:table-cell>
          <table:table-cell table:style-name="ce3" table:formula="of:=HYPERLINK(&quot;https://docs.google.com/document/d/1fNWGaAbZ4sMbFKV7IZnwGGGezd3IFovdcj2VDT4gEaI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fNWGaAbZ4sMbFKV7IZnwGGGezd3IFovdcj2VDT4gEaI/view" xlink:type="simple">https://docs.google.com/document/d/1fNWGaAbZ4sMbFKV7IZnwGGGezd3IFovdcj2VDT4gEaI/view</text:a></text:p>
          </table:table-cell>
          <table:table-cell table:style-name="ce3" table:formula="of:=HYPERLINK(&quot;https://docs.google.com/document/d/1fNWGaAbZ4sMbFKV7IZnwGGGezd3IFovdcj2VDT4gEaI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 Culver City</text:p>
          </table:table-cell>
          <table:table-cell/>
          <table:table-cell table:style-name="ce4" office:value-type="string" calcext:value-type="string">
            <text:p><text:a xlink:href="https://docs.google.com/document/d/1QprLSSzGm_qh9ba0P8END7gZCb55vIr7ImswTDr05X4/edit?usp=sharing" xlink:type="simple">https://docs.google.com/document/d/1QprLSSzGm_qh9ba0P8END7gZCb55vIr7ImswTDr05X4/edit?usp=sharing</text:a></text:p>
          </table:table-cell>
          <table:table-cell table:style-name="ce3" table:formula="of:=HYPERLINK(&quot;https://docs.google.com/document/d/1QprLSSzGm_qh9ba0P8END7gZCb55vIr7ImswTDr05X4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QprLSSzGm_qh9ba0P8END7gZCb55vIr7ImswTDr05X4/pub" xlink:type="simple">https://docs.google.com/document/d/1QprLSSzGm_qh9ba0P8END7gZCb55vIr7ImswTDr05X4/pub</text:a></text:p>
          </table:table-cell>
          <table:table-cell table:style-name="ce3" table:formula="of:=HYPERLINK(&quot;https://docs.google.com/document/d/1QprLSSzGm_qh9ba0P8END7gZCb55vIr7ImswTDr05X4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QprLSSzGm_qh9ba0P8END7gZCb55vIr7ImswTDr05X4/view" xlink:type="simple">https://docs.google.com/document/d/1QprLSSzGm_qh9ba0P8END7gZCb55vIr7ImswTDr05X4/view</text:a></text:p>
          </table:table-cell>
          <table:table-cell table:style-name="ce3" table:formula="of:=HYPERLINK(&quot;https://docs.google.com/document/d/1QprLSSzGm_qh9ba0P8END7gZCb55vIr7ImswTDr05X4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Culver City</text:p>
          </table:table-cell>
          <table:table-cell/>
          <table:table-cell table:style-name="ce4" office:value-type="string" calcext:value-type="string">
            <text:p><text:a xlink:href="https://docs.google.com/document/d/1MVLtkV7Zd0G8wIa__UiYpS-QShtEm1m4tZI-HAurHk0/edit?usp=sharing" xlink:type="simple">https://docs.google.com/document/d/1MVLtkV7Zd0G8wIa__UiYpS-QShtEm1m4tZI-HAurHk0/edit?usp=sharing</text:a></text:p>
          </table:table-cell>
          <table:table-cell table:style-name="ce3" table:formula="of:=HYPERLINK(&quot;https://docs.google.com/document/d/1MVLtkV7Zd0G8wIa__UiYpS-QShtEm1m4tZI-HAurHk0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MVLtkV7Zd0G8wIa__UiYpS-QShtEm1m4tZI-HAurHk0/pub" xlink:type="simple">https://docs.google.com/document/d/1MVLtkV7Zd0G8wIa__UiYpS-QShtEm1m4tZI-HAurHk0/pub</text:a></text:p>
          </table:table-cell>
          <table:table-cell table:style-name="ce3" table:formula="of:=HYPERLINK(&quot;https://docs.google.com/document/d/1MVLtkV7Zd0G8wIa__UiYpS-QShtEm1m4tZI-HAurHk0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MVLtkV7Zd0G8wIa__UiYpS-QShtEm1m4tZI-HAurHk0/view" xlink:type="simple">https://docs.google.com/document/d/1MVLtkV7Zd0G8wIa__UiYpS-QShtEm1m4tZI-HAurHk0/view</text:a></text:p>
          </table:table-cell>
          <table:table-cell table:style-name="ce3" table:formula="of:=HYPERLINK(&quot;https://docs.google.com/document/d/1MVLtkV7Zd0G8wIa__UiYpS-QShtEm1m4tZI-HAurHk0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XtTfFXtRgmtYZMH_r-nKwhfasw3xK5IHxdMqGj3zmTM/edit?usp=sharing" xlink:type="simple">https://docs.google.com/document/d/1XtTfFXtRgmtYZMH_r-nKwhfasw3xK5IHxdMqGj3zmTM/edit?usp=sharing</text:a></text:p>
          </table:table-cell>
          <table:table-cell table:style-name="ce3" table:formula="of:=HYPERLINK(&quot;https://docs.google.com/document/d/1XtTfFXtRgmtYZMH_r-nKwhfasw3xK5IHxdMqGj3zmTM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XtTfFXtRgmtYZMH_r-nKwhfasw3xK5IHxdMqGj3zmTM/pub" xlink:type="simple">https://docs.google.com/document/d/1XtTfFXtRgmtYZMH_r-nKwhfasw3xK5IHxdMqGj3zmTM/pub</text:a></text:p>
          </table:table-cell>
          <table:table-cell table:style-name="ce3" table:formula="of:=HYPERLINK(&quot;https://docs.google.com/document/d/1XtTfFXtRgmtYZMH_r-nKwhfasw3xK5IHxdMqGj3zmTM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XtTfFXtRgmtYZMH_r-nKwhfasw3xK5IHxdMqGj3zmTM/view" xlink:type="simple">https://docs.google.com/document/d/1XtTfFXtRgmtYZMH_r-nKwhfasw3xK5IHxdMqGj3zmTM/view</text:a></text:p>
          </table:table-cell>
          <table:table-cell table:style-name="ce3" table:formula="of:=HYPERLINK(&quot;https://docs.google.com/document/d/1XtTfFXtRgmtYZMH_r-nKwhfasw3xK5IHxdMqGj3zmTM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Culver City</text:p>
          </table:table-cell>
          <table:table-cell/>
          <table:table-cell table:style-name="ce4" office:value-type="string" calcext:value-type="string">
            <text:p><text:a xlink:href="https://docs.google.com/document/d/14cmcYlWN_hYAXk81BYrL_1H8FMFrt-XRW0eIhVoZQHY/edit?usp=sharing" xlink:type="simple">https://docs.google.com/document/d/14cmcYlWN_hYAXk81BYrL_1H8FMFrt-XRW0eIhVoZQHY/edit?usp=sharing</text:a></text:p>
          </table:table-cell>
          <table:table-cell table:style-name="ce3" table:formula="of:=HYPERLINK(&quot;https://docs.google.com/document/d/14cmcYlWN_hYAXk81BYrL_1H8FMFrt-XRW0eIhVoZQH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Culver City pub</text:p>
          </table:table-cell>
          <table:table-cell/>
          <table:table-cell table:style-name="ce4" office:value-type="string" calcext:value-type="string">
            <text:p><text:a xlink:href="https://docs.google.com/document/d/14cmcYlWN_hYAXk81BYrL_1H8FMFrt-XRW0eIhVoZQHY/pub" xlink:type="simple">https://docs.google.com/document/d/14cmcYlWN_hYAXk81BYrL_1H8FMFrt-XRW0eIhVoZQHY/pub</text:a></text:p>
          </table:table-cell>
          <table:table-cell table:style-name="ce3" table:formula="of:=HYPERLINK(&quot;https://docs.google.com/document/d/14cmcYlWN_hYAXk81BYrL_1H8FMFrt-XRW0eIhVoZQH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Culver City view</text:p>
          </table:table-cell>
          <table:table-cell/>
          <table:table-cell table:style-name="ce4" office:value-type="string" calcext:value-type="string">
            <text:p><text:a xlink:href="https://docs.google.com/document/d/14cmcYlWN_hYAXk81BYrL_1H8FMFrt-XRW0eIhVoZQHY/view" xlink:type="simple">https://docs.google.com/document/d/14cmcYlWN_hYAXk81BYrL_1H8FMFrt-XRW0eIhVoZQHY/view</text:a></text:p>
          </table:table-cell>
          <table:table-cell table:style-name="ce3" table:formula="of:=HYPERLINK(&quot;https://docs.google.com/document/d/14cmcYlWN_hYAXk81BYrL_1H8FMFrt-XRW0eIhVoZQH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4Ss7ml8Iwy76xjuTqCAPm-oRmebaTKh1sbHKqjSdLP0/edit?usp=sharing" xlink:type="simple">https://docs.google.com/document/d/14Ss7ml8Iwy76xjuTqCAPm-oRmebaTKh1sbHKqjSdLP0/edit?usp=sharing</text:a></text:p>
          </table:table-cell>
          <table:table-cell table:style-name="ce3" table:formula="of:=HYPERLINK(&quot;https://docs.google.com/document/d/14Ss7ml8Iwy76xjuTqCAPm-oRmebaTKh1sbHKqjSdLP0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4Ss7ml8Iwy76xjuTqCAPm-oRmebaTKh1sbHKqjSdLP0/pub" xlink:type="simple">https://docs.google.com/document/d/14Ss7ml8Iwy76xjuTqCAPm-oRmebaTKh1sbHKqjSdLP0/pub</text:a></text:p>
          </table:table-cell>
          <table:table-cell table:style-name="ce3" table:formula="of:=HYPERLINK(&quot;https://docs.google.com/document/d/14Ss7ml8Iwy76xjuTqCAPm-oRmebaTKh1sbHKqjSdLP0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4Ss7ml8Iwy76xjuTqCAPm-oRmebaTKh1sbHKqjSdLP0/view" xlink:type="simple">https://docs.google.com/document/d/14Ss7ml8Iwy76xjuTqCAPm-oRmebaTKh1sbHKqjSdLP0/view</text:a></text:p>
          </table:table-cell>
          <table:table-cell table:style-name="ce3" table:formula="of:=HYPERLINK(&quot;https://docs.google.com/document/d/14Ss7ml8Iwy76xjuTqCAPm-oRmebaTKh1sbHKqjSdLP0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4" office:value-type="string" calcext:value-type="string">
            <text:p><text:a xlink:href="https://docs.google.com/document/d/18Jf3ktwsC_KlLX_i3VTVUcRE5BIy1UrBqwDG4tKnd0I/edit?usp=sharing" xlink:type="simple">https://docs.google.com/document/d/18Jf3ktwsC_KlLX_i3VTVUcRE5BIy1UrBqwDG4tKnd0I/edit?usp=sharing</text:a></text:p>
          </table:table-cell>
          <table:table-cell table:style-name="ce3" table:formula="of:=HYPERLINK(&quot;https://docs.google.com/document/d/18Jf3ktwsC_KlLX_i3VTVUcRE5BIy1UrBqwDG4tKnd0I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4" office:value-type="string" calcext:value-type="string">
            <text:p><text:a xlink:href="https://docs.google.com/document/d/18Jf3ktwsC_KlLX_i3VTVUcRE5BIy1UrBqwDG4tKnd0I/pub" xlink:type="simple">https://docs.google.com/document/d/18Jf3ktwsC_KlLX_i3VTVUcRE5BIy1UrBqwDG4tKnd0I/pub</text:a></text:p>
          </table:table-cell>
          <table:table-cell table:style-name="ce3" table:formula="of:=HYPERLINK(&quot;https://docs.google.com/document/d/18Jf3ktwsC_KlLX_i3VTVUcRE5BIy1UrBqwDG4tKnd0I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4" office:value-type="string" calcext:value-type="string">
            <text:p><text:a xlink:href="https://docs.google.com/document/d/18Jf3ktwsC_KlLX_i3VTVUcRE5BIy1UrBqwDG4tKnd0I/view" xlink:type="simple">https://docs.google.com/document/d/18Jf3ktwsC_KlLX_i3VTVUcRE5BIy1UrBqwDG4tKnd0I/view</text:a></text:p>
          </table:table-cell>
          <table:table-cell table:style-name="ce3" table:formula="of:=HYPERLINK(&quot;https://docs.google.com/document/d/18Jf3ktwsC_KlLX_i3VTVUcRE5BIy1UrBqwDG4tKnd0I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docs.google.com/document/d/13mDr8dD-xCj4kO6vSO7AyGmo4iuf7UfIOIeL856itjk/edit?usp=sharing" xlink:type="simple">https://docs.google.com/document/d/13mDr8dD-xCj4kO6vSO7AyGmo4iuf7UfIOIeL856itjk/edit?usp=sharing</text:a></text:p>
          </table:table-cell>
          <table:table-cell table:style-name="ce3" table:formula="of:=HYPERLINK(&quot;https://docs.google.com/document/d/13mDr8dD-xCj4kO6vSO7AyGmo4iuf7UfIOIeL856itj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photobooth Culver City pub</text:p>
          </table:table-cell>
          <table:table-cell/>
          <table:table-cell table:style-name="ce4" office:value-type="string" calcext:value-type="string">
            <text:p><text:a xlink:href="https://docs.google.com/document/d/13mDr8dD-xCj4kO6vSO7AyGmo4iuf7UfIOIeL856itjk/pub" xlink:type="simple">https://docs.google.com/document/d/13mDr8dD-xCj4kO6vSO7AyGmo4iuf7UfIOIeL856itjk/pub</text:a></text:p>
          </table:table-cell>
          <table:table-cell table:style-name="ce3" table:formula="of:=HYPERLINK(&quot;https://docs.google.com/document/d/13mDr8dD-xCj4kO6vSO7AyGmo4iuf7UfIOIeL856itj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photobooth Culver City view</text:p>
          </table:table-cell>
          <table:table-cell/>
          <table:table-cell table:style-name="ce4" office:value-type="string" calcext:value-type="string">
            <text:p><text:a xlink:href="https://docs.google.com/document/d/13mDr8dD-xCj4kO6vSO7AyGmo4iuf7UfIOIeL856itjk/view" xlink:type="simple">https://docs.google.com/document/d/13mDr8dD-xCj4kO6vSO7AyGmo4iuf7UfIOIeL856itjk/view</text:a></text:p>
          </table:table-cell>
          <table:table-cell table:style-name="ce3" table:formula="of:=HYPERLINK(&quot;https://docs.google.com/document/d/13mDr8dD-xCj4kO6vSO7AyGmo4iuf7UfIOIeL856itj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package Culver City</text:p>
          </table:table-cell>
          <table:table-cell/>
          <table:table-cell table:style-name="ce4" office:value-type="string" calcext:value-type="string">
            <text:p><text:a xlink:href="https://docs.google.com/document/d/1M9ZOn9hJbfV7bCMHX8PZE4qCq_u51FwrjPzfgiDCpIU/edit?usp=sharing" xlink:type="simple">https://docs.google.com/document/d/1M9ZOn9hJbfV7bCMHX8PZE4qCq_u51FwrjPzfgiDCpIU/edit?usp=sharing</text:a></text:p>
          </table:table-cell>
          <table:table-cell table:style-name="ce3" table:formula="of:=HYPERLINK(&quot;https://docs.google.com/document/d/1M9ZOn9hJbfV7bCMHX8PZE4qCq_u51FwrjPzfgiDCpIU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package Culver City pub</text:p>
          </table:table-cell>
          <table:table-cell/>
          <table:table-cell table:style-name="ce4" office:value-type="string" calcext:value-type="string">
            <text:p><text:a xlink:href="https://docs.google.com/document/d/1M9ZOn9hJbfV7bCMHX8PZE4qCq_u51FwrjPzfgiDCpIU/pub" xlink:type="simple">https://docs.google.com/document/d/1M9ZOn9hJbfV7bCMHX8PZE4qCq_u51FwrjPzfgiDCpIU/pub</text:a></text:p>
          </table:table-cell>
          <table:table-cell table:style-name="ce3" table:formula="of:=HYPERLINK(&quot;https://docs.google.com/document/d/1M9ZOn9hJbfV7bCMHX8PZE4qCq_u51FwrjPzfgiDCpIU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package Culver City view</text:p>
          </table:table-cell>
          <table:table-cell/>
          <table:table-cell table:style-name="ce4" office:value-type="string" calcext:value-type="string">
            <text:p><text:a xlink:href="https://docs.google.com/document/d/1M9ZOn9hJbfV7bCMHX8PZE4qCq_u51FwrjPzfgiDCpIU/view" xlink:type="simple">https://docs.google.com/document/d/1M9ZOn9hJbfV7bCMHX8PZE4qCq_u51FwrjPzfgiDCpIU/view</text:a></text:p>
          </table:table-cell>
          <table:table-cell table:style-name="ce3" table:formula="of:=HYPERLINK(&quot;https://docs.google.com/document/d/1M9ZOn9hJbfV7bCMHX8PZE4qCq_u51FwrjPzfgiDCpIU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for rent Culver City</text:p>
          </table:table-cell>
          <table:table-cell/>
          <table:table-cell table:style-name="ce4" office:value-type="string" calcext:value-type="string">
            <text:p><text:a xlink:href="https://docs.google.com/document/d/1_W_NIScXTw6QD0V7vfnIvczT9o5Lu5eiFTqyIFDvum0/edit?usp=sharing" xlink:type="simple">https://docs.google.com/document/d/1_W_NIScXTw6QD0V7vfnIvczT9o5Lu5eiFTqyIFDvum0/edit?usp=sharing</text:a></text:p>
          </table:table-cell>
          <table:table-cell table:style-name="ce3" table:formula="of:=HYPERLINK(&quot;https://docs.google.com/document/d/1_W_NIScXTw6QD0V7vfnIvczT9o5Lu5eiFTqyIFDvum0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_W_NIScXTw6QD0V7vfnIvczT9o5Lu5eiFTqyIFDvum0/pub" xlink:type="simple">https://docs.google.com/document/d/1_W_NIScXTw6QD0V7vfnIvczT9o5Lu5eiFTqyIFDvum0/pub</text:a></text:p>
          </table:table-cell>
          <table:table-cell table:style-name="ce3" table:formula="of:=HYPERLINK(&quot;https://docs.google.com/document/d/1_W_NIScXTw6QD0V7vfnIvczT9o5Lu5eiFTqyIFDvum0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_W_NIScXTw6QD0V7vfnIvczT9o5Lu5eiFTqyIFDvum0/view" xlink:type="simple">https://docs.google.com/document/d/1_W_NIScXTw6QD0V7vfnIvczT9o5Lu5eiFTqyIFDvum0/view</text:a></text:p>
          </table:table-cell>
          <table:table-cell table:style-name="ce3" table:formula="of:=HYPERLINK(&quot;https://docs.google.com/document/d/1_W_NIScXTw6QD0V7vfnIvczT9o5Lu5eiFTqyIFDvum0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rent Culver City</text:p>
          </table:table-cell>
          <table:table-cell/>
          <table:table-cell table:style-name="ce4" office:value-type="string" calcext:value-type="string">
            <text:p><text:a xlink:href="https://docs.google.com/document/d/1s2tCg1LLcJXHSmyK3U7Y1Z_FMsBmS4faTciOWowPTaE/edit?usp=sharing" xlink:type="simple">https://docs.google.com/document/d/1s2tCg1LLcJXHSmyK3U7Y1Z_FMsBmS4faTciOWowPTaE/edit?usp=sharing</text:a></text:p>
          </table:table-cell>
          <table:table-cell table:style-name="ce3" table:formula="of:=HYPERLINK(&quot;https://docs.google.com/document/d/1s2tCg1LLcJXHSmyK3U7Y1Z_FMsBmS4faTciOWowPTaE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rent Culver City pub</text:p>
          </table:table-cell>
          <table:table-cell/>
          <table:table-cell table:style-name="ce4" office:value-type="string" calcext:value-type="string">
            <text:p><text:a xlink:href="https://docs.google.com/document/d/1s2tCg1LLcJXHSmyK3U7Y1Z_FMsBmS4faTciOWowPTaE/pub" xlink:type="simple">https://docs.google.com/document/d/1s2tCg1LLcJXHSmyK3U7Y1Z_FMsBmS4faTciOWowPTaE/pub</text:a></text:p>
          </table:table-cell>
          <table:table-cell table:style-name="ce3" table:formula="of:=HYPERLINK(&quot;https://docs.google.com/document/d/1s2tCg1LLcJXHSmyK3U7Y1Z_FMsBmS4faTciOWowPTaE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rent Culver City view</text:p>
          </table:table-cell>
          <table:table-cell/>
          <table:table-cell table:style-name="ce4" office:value-type="string" calcext:value-type="string">
            <text:p><text:a xlink:href="https://docs.google.com/document/d/1s2tCg1LLcJXHSmyK3U7Y1Z_FMsBmS4faTciOWowPTaE/view" xlink:type="simple">https://docs.google.com/document/d/1s2tCg1LLcJXHSmyK3U7Y1Z_FMsBmS4faTciOWowPTaE/view</text:a></text:p>
          </table:table-cell>
          <table:table-cell table:style-name="ce3" table:formula="of:=HYPERLINK(&quot;https://docs.google.com/document/d/1s2tCg1LLcJXHSmyK3U7Y1Z_FMsBmS4faTciOWowPTaE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open air photo booth rental in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open air photo booth rental in Culver City&quot;)" office:value-type="string" office:string-value="open air photo booth rental in Culver City" calcext:value-type="string">
            <text:p>open air photo booth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zWD9ORSzSwuLi5tgaFrRn_v66hbfnUoRBArFbf__jXE/edit?disco=AAABSm5IcW0&quot;; image(&quot;https://api.qrserver.com/v1/create-qr-code/?size=150x150&amp;data=https://docs.google.com/spreadsheets/d/1zWD9ORSzSwuLi5tgaFrRn_v66hbfnUoRBArFbf__jXE/edit?disco=AAABSm5IcW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zWD9ORSzSwuLi5tgaFrRn_v66hbfnUoRBArFbf__jXE/edit?disco=AAABSm5IcW0" xlink:type="simple">https://docs.google.com/spreadsheets/d/1zWD9ORSzSwuLi5tgaFrRn_v66hbfnUoRBArFbf__jXE/edit?disco=AAABSm5IcW0</text:a></text:p>
          </table:table-cell>
          <table:table-cell table:style-name="ce3" table:formula="of:=HYPERLINK(&quot;https://docs.google.com/spreadsheets/d/1zWD9ORSzSwuLi5tgaFrRn_v66hbfnUoRBArFbf__jXE/edit?disco=AAABSm5IcW0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5S8_DRcU-MAcmkIy3sTK28nKlTZNkoHUwlyXov5zrcU/edit?disco=AAABSnkEw5Y&quot;; image(&quot;https://api.qrserver.com/v1/create-qr-code/?size=150x150&amp;data=https://docs.google.com/drawings/d/15S8_DRcU-MAcmkIy3sTK28nKlTZNkoHUwlyXov5zrcU/edit?disco=AAABSnkEw5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5S8_DRcU-MAcmkIy3sTK28nKlTZNkoHUwlyXov5zrcU/edit?disco=AAABSnkEw5Y" xlink:type="simple">https://docs.google.com/drawings/d/15S8_DRcU-MAcmkIy3sTK28nKlTZNkoHUwlyXov5zrcU/edit?disco=AAABSnkEw5Y</text:a></text:p>
          </table:table-cell>
          <table:table-cell table:style-name="ce3" table:formula="of:=HYPERLINK(&quot;https://docs.google.com/drawings/d/15S8_DRcU-MAcmkIy3sTK28nKlTZNkoHUwlyXov5zrcU/edit?disco=AAABSnkEw5Y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2tCg1LLcJXHSmyK3U7Y1Z_FMsBmS4faTciOWowPTaE/edit?disco=AAABSbfs8Xc&quot;; image(&quot;https://api.qrserver.com/v1/create-qr-code/?size=150x150&amp;data=https://docs.google.com/document/d/1s2tCg1LLcJXHSmyK3U7Y1Z_FMsBmS4faTciOWowPTaE/edit?disco=AAABSbfs8X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2tCg1LLcJXHSmyK3U7Y1Z_FMsBmS4faTciOWowPTaE/edit?disco=AAABSbfs8Xc" xlink:type="simple">https://docs.google.com/document/d/1s2tCg1LLcJXHSmyK3U7Y1Z_FMsBmS4faTciOWowPTaE/edit?disco=AAABSbfs8Xc</text:a></text:p>
          </table:table-cell>
          <table:table-cell table:style-name="ce3" table:formula="of:=HYPERLINK(&quot;https://docs.google.com/document/d/1s2tCg1LLcJXHSmyK3U7Y1Z_FMsBmS4faTciOWowPTaE/edit?disco=AAABSbfs8X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_W_NIScXTw6QD0V7vfnIvczT9o5Lu5eiFTqyIFDvum0/edit?disco=AAABSbyI814&quot;; image(&quot;https://api.qrserver.com/v1/create-qr-code/?size=150x150&amp;data=https://docs.google.com/document/d/1_W_NIScXTw6QD0V7vfnIvczT9o5Lu5eiFTqyIFDvum0/edit?disco=AAABSbyI81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_W_NIScXTw6QD0V7vfnIvczT9o5Lu5eiFTqyIFDvum0/edit?disco=AAABSbyI814" xlink:type="simple">https://docs.google.com/document/d/1_W_NIScXTw6QD0V7vfnIvczT9o5Lu5eiFTqyIFDvum0/edit?disco=AAABSbyI814</text:a></text:p>
          </table:table-cell>
          <table:table-cell table:style-name="ce3" table:formula="of:=HYPERLINK(&quot;https://docs.google.com/document/d/1_W_NIScXTw6QD0V7vfnIvczT9o5Lu5eiFTqyIFDvum0/edit?disco=AAABSbyI81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9ZOn9hJbfV7bCMHX8PZE4qCq_u51FwrjPzfgiDCpIU/edit?disco=AAABSUgMNTs&quot;; image(&quot;https://api.qrserver.com/v1/create-qr-code/?size=150x150&amp;data=https://docs.google.com/document/d/1M9ZOn9hJbfV7bCMHX8PZE4qCq_u51FwrjPzfgiDCpIU/edit?disco=AAABSUgMNT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9ZOn9hJbfV7bCMHX8PZE4qCq_u51FwrjPzfgiDCpIU/edit?disco=AAABSUgMNTs" xlink:type="simple">https://docs.google.com/document/d/1M9ZOn9hJbfV7bCMHX8PZE4qCq_u51FwrjPzfgiDCpIU/edit?disco=AAABSUgMNTs</text:a></text:p>
          </table:table-cell>
          <table:table-cell table:style-name="ce3" table:formula="of:=HYPERLINK(&quot;https://docs.google.com/document/d/1M9ZOn9hJbfV7bCMHX8PZE4qCq_u51FwrjPzfgiDCpIU/edit?disco=AAABSUgMNT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3mDr8dD-xCj4kO6vSO7AyGmo4iuf7UfIOIeL856itjk/edit?disco=AAABSnI7fTI&quot;; image(&quot;https://api.qrserver.com/v1/create-qr-code/?size=150x150&amp;data=https://docs.google.com/document/d/13mDr8dD-xCj4kO6vSO7AyGmo4iuf7UfIOIeL856itjk/edit?disco=AAABSnI7fT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3mDr8dD-xCj4kO6vSO7AyGmo4iuf7UfIOIeL856itjk/edit?disco=AAABSnI7fTI" xlink:type="simple">https://docs.google.com/document/d/13mDr8dD-xCj4kO6vSO7AyGmo4iuf7UfIOIeL856itjk/edit?disco=AAABSnI7fTI</text:a></text:p>
          </table:table-cell>
          <table:table-cell table:style-name="ce3" table:formula="of:=HYPERLINK(&quot;https://docs.google.com/document/d/13mDr8dD-xCj4kO6vSO7AyGmo4iuf7UfIOIeL856itjk/edit?disco=AAABSnI7fT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8Jf3ktwsC_KlLX_i3VTVUcRE5BIy1UrBqwDG4tKnd0I/edit?disco=AAABSnP3K5g&quot;; image(&quot;https://api.qrserver.com/v1/create-qr-code/?size=150x150&amp;data=https://docs.google.com/document/d/18Jf3ktwsC_KlLX_i3VTVUcRE5BIy1UrBqwDG4tKnd0I/edit?disco=AAABSnP3K5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8Jf3ktwsC_KlLX_i3VTVUcRE5BIy1UrBqwDG4tKnd0I/edit?disco=AAABSnP3K5g" xlink:type="simple">https://docs.google.com/document/d/18Jf3ktwsC_KlLX_i3VTVUcRE5BIy1UrBqwDG4tKnd0I/edit?disco=AAABSnP3K5g</text:a></text:p>
          </table:table-cell>
          <table:table-cell table:style-name="ce3" table:formula="of:=HYPERLINK(&quot;https://docs.google.com/document/d/18Jf3ktwsC_KlLX_i3VTVUcRE5BIy1UrBqwDG4tKnd0I/edit?disco=AAABSnP3K5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4Ss7ml8Iwy76xjuTqCAPm-oRmebaTKh1sbHKqjSdLP0/edit?disco=AAABSnhzAlc&quot;; image(&quot;https://api.qrserver.com/v1/create-qr-code/?size=150x150&amp;data=https://docs.google.com/document/d/14Ss7ml8Iwy76xjuTqCAPm-oRmebaTKh1sbHKqjSdLP0/edit?disco=AAABSnhzAl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4Ss7ml8Iwy76xjuTqCAPm-oRmebaTKh1sbHKqjSdLP0/edit?disco=AAABSnhzAlc" xlink:type="simple">https://docs.google.com/document/d/14Ss7ml8Iwy76xjuTqCAPm-oRmebaTKh1sbHKqjSdLP0/edit?disco=AAABSnhzAlc</text:a></text:p>
          </table:table-cell>
          <table:table-cell table:style-name="ce3" table:formula="of:=HYPERLINK(&quot;https://docs.google.com/document/d/14Ss7ml8Iwy76xjuTqCAPm-oRmebaTKh1sbHKqjSdLP0/edit?disco=AAABSnhzAl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4cmcYlWN_hYAXk81BYrL_1H8FMFrt-XRW0eIhVoZQHY/edit?disco=AAABSuxkOT8&quot;; image(&quot;https://api.qrserver.com/v1/create-qr-code/?size=150x150&amp;data=https://docs.google.com/document/d/14cmcYlWN_hYAXk81BYrL_1H8FMFrt-XRW0eIhVoZQHY/edit?disco=AAABSuxkOT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4cmcYlWN_hYAXk81BYrL_1H8FMFrt-XRW0eIhVoZQHY/edit?disco=AAABSuxkOT8" xlink:type="simple">https://docs.google.com/document/d/14cmcYlWN_hYAXk81BYrL_1H8FMFrt-XRW0eIhVoZQHY/edit?disco=AAABSuxkOT8</text:a></text:p>
          </table:table-cell>
          <table:table-cell table:style-name="ce3" table:formula="of:=HYPERLINK(&quot;https://docs.google.com/document/d/14cmcYlWN_hYAXk81BYrL_1H8FMFrt-XRW0eIhVoZQHY/edit?disco=AAABSuxkOT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tTfFXtRgmtYZMH_r-nKwhfasw3xK5IHxdMqGj3zmTM/edit?disco=AAABOuvcKec&quot;; image(&quot;https://api.qrserver.com/v1/create-qr-code/?size=150x150&amp;data=https://docs.google.com/document/d/1XtTfFXtRgmtYZMH_r-nKwhfasw3xK5IHxdMqGj3zmTM/edit?disco=AAABOuvcKe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tTfFXtRgmtYZMH_r-nKwhfasw3xK5IHxdMqGj3zmTM/edit?disco=AAABOuvcKec" xlink:type="simple">https://docs.google.com/document/d/1XtTfFXtRgmtYZMH_r-nKwhfasw3xK5IHxdMqGj3zmTM/edit?disco=AAABOuvcKec</text:a></text:p>
          </table:table-cell>
          <table:table-cell table:style-name="ce3" table:formula="of:=HYPERLINK(&quot;https://docs.google.com/document/d/1XtTfFXtRgmtYZMH_r-nKwhfasw3xK5IHxdMqGj3zmTM/edit?disco=AAABOuvcKe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VLtkV7Zd0G8wIa__UiYpS-QShtEm1m4tZI-HAurHk0/edit?disco=AAABOutETOg&quot;; image(&quot;https://api.qrserver.com/v1/create-qr-code/?size=150x150&amp;data=https://docs.google.com/document/d/1MVLtkV7Zd0G8wIa__UiYpS-QShtEm1m4tZI-HAurHk0/edit?disco=AAABOutETO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VLtkV7Zd0G8wIa__UiYpS-QShtEm1m4tZI-HAurHk0/edit?disco=AAABOutETOg" xlink:type="simple">https://docs.google.com/document/d/1MVLtkV7Zd0G8wIa__UiYpS-QShtEm1m4tZI-HAurHk0/edit?disco=AAABOutETOg</text:a></text:p>
          </table:table-cell>
          <table:table-cell table:style-name="ce3" table:formula="of:=HYPERLINK(&quot;https://docs.google.com/document/d/1MVLtkV7Zd0G8wIa__UiYpS-QShtEm1m4tZI-HAurHk0/edit?disco=AAABOutETO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QprLSSzGm_qh9ba0P8END7gZCb55vIr7ImswTDr05X4/edit?disco=AAABSdBO7Ts&quot;; image(&quot;https://api.qrserver.com/v1/create-qr-code/?size=150x150&amp;data=https://docs.google.com/document/d/1QprLSSzGm_qh9ba0P8END7gZCb55vIr7ImswTDr05X4/edit?disco=AAABSdBO7T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QprLSSzGm_qh9ba0P8END7gZCb55vIr7ImswTDr05X4/edit?disco=AAABSdBO7Ts" xlink:type="simple">https://docs.google.com/document/d/1QprLSSzGm_qh9ba0P8END7gZCb55vIr7ImswTDr05X4/edit?disco=AAABSdBO7Ts</text:a></text:p>
          </table:table-cell>
          <table:table-cell table:style-name="ce3" table:formula="of:=HYPERLINK(&quot;https://docs.google.com/document/d/1QprLSSzGm_qh9ba0P8END7gZCb55vIr7ImswTDr05X4/edit?disco=AAABSdBO7T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NWGaAbZ4sMbFKV7IZnwGGGezd3IFovdcj2VDT4gEaI/edit?disco=AAABSagHPaE&quot;; image(&quot;https://api.qrserver.com/v1/create-qr-code/?size=150x150&amp;data=https://docs.google.com/document/d/1fNWGaAbZ4sMbFKV7IZnwGGGezd3IFovdcj2VDT4gEaI/edit?disco=AAABSagHPa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NWGaAbZ4sMbFKV7IZnwGGGezd3IFovdcj2VDT4gEaI/edit?disco=AAABSagHPaE" xlink:type="simple">https://docs.google.com/document/d/1fNWGaAbZ4sMbFKV7IZnwGGGezd3IFovdcj2VDT4gEaI/edit?disco=AAABSagHPaE</text:a></text:p>
          </table:table-cell>
          <table:table-cell table:style-name="ce3" table:formula="of:=HYPERLINK(&quot;https://docs.google.com/document/d/1fNWGaAbZ4sMbFKV7IZnwGGGezd3IFovdcj2VDT4gEaI/edit?disco=AAABSagHPa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ARGF09V2LeHhEshcFhooy2QOWemnGvHEBHPpQ_zudpQ/edit?disco=AAABSm6OzX4&quot;; image(&quot;https://api.qrserver.com/v1/create-qr-code/?size=150x150&amp;data=https://docs.google.com/document/d/1ARGF09V2LeHhEshcFhooy2QOWemnGvHEBHPpQ_zudpQ/edit?disco=AAABSm6OzX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RGF09V2LeHhEshcFhooy2QOWemnGvHEBHPpQ_zudpQ/edit?disco=AAABSm6OzX4" xlink:type="simple">https://docs.google.com/document/d/1ARGF09V2LeHhEshcFhooy2QOWemnGvHEBHPpQ_zudpQ/edit?disco=AAABSm6OzX4</text:a></text:p>
          </table:table-cell>
          <table:table-cell table:style-name="ce3" table:formula="of:=HYPERLINK(&quot;https://docs.google.com/document/d/1ARGF09V2LeHhEshcFhooy2QOWemnGvHEBHPpQ_zudpQ/edit?disco=AAABSm6OzX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2eEaLau3F3_9Uvv4376TrXC7NU-zbWy4AaZsRzEa80I/edit?disco=AAABSV0LH0A&quot;; image(&quot;https://api.qrserver.com/v1/create-qr-code/?size=150x150&amp;data=https://docs.google.com/document/d/12eEaLau3F3_9Uvv4376TrXC7NU-zbWy4AaZsRzEa80I/edit?disco=AAABSV0LH0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2eEaLau3F3_9Uvv4376TrXC7NU-zbWy4AaZsRzEa80I/edit?disco=AAABSV0LH0A" xlink:type="simple">https://docs.google.com/document/d/12eEaLau3F3_9Uvv4376TrXC7NU-zbWy4AaZsRzEa80I/edit?disco=AAABSV0LH0A</text:a></text:p>
          </table:table-cell>
          <table:table-cell table:style-name="ce3" table:formula="of:=HYPERLINK(&quot;https://docs.google.com/document/d/12eEaLau3F3_9Uvv4376TrXC7NU-zbWy4AaZsRzEa80I/edit?disco=AAABSV0LH0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NevY9TxVwAF_A9bGq66uu761gwXvyNKZVd2zJW-Dqw/edit?disco=AAABSVPZjSU&quot;; image(&quot;https://api.qrserver.com/v1/create-qr-code/?size=150x150&amp;data=https://docs.google.com/document/d/1ZNevY9TxVwAF_A9bGq66uu761gwXvyNKZVd2zJW-Dqw/edit?disco=AAABSVPZjS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NevY9TxVwAF_A9bGq66uu761gwXvyNKZVd2zJW-Dqw/edit?disco=AAABSVPZjSU" xlink:type="simple">https://docs.google.com/document/d/1ZNevY9TxVwAF_A9bGq66uu761gwXvyNKZVd2zJW-Dqw/edit?disco=AAABSVPZjSU</text:a></text:p>
          </table:table-cell>
          <table:table-cell table:style-name="ce3" table:formula="of:=HYPERLINK(&quot;https://docs.google.com/document/d/1ZNevY9TxVwAF_A9bGq66uu761gwXvyNKZVd2zJW-Dqw/edit?disco=AAABSVPZjS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YyxtY5CUWB4OoCRpnfpXfjEOUx3QpKmfUhmXPBDDtI/edit?disco=AAABSVeGPYc&quot;; image(&quot;https://api.qrserver.com/v1/create-qr-code/?size=150x150&amp;data=https://docs.google.com/document/d/1SYyxtY5CUWB4OoCRpnfpXfjEOUx3QpKmfUhmXPBDDtI/edit?disco=AAABSVeGPY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YyxtY5CUWB4OoCRpnfpXfjEOUx3QpKmfUhmXPBDDtI/edit?disco=AAABSVeGPYc" xlink:type="simple">https://docs.google.com/document/d/1SYyxtY5CUWB4OoCRpnfpXfjEOUx3QpKmfUhmXPBDDtI/edit?disco=AAABSVeGPYc</text:a></text:p>
          </table:table-cell>
          <table:table-cell table:style-name="ce3" table:formula="of:=HYPERLINK(&quot;https://docs.google.com/document/d/1SYyxtY5CUWB4OoCRpnfpXfjEOUx3QpKmfUhmXPBDDtI/edit?disco=AAABSVeGPY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EzJYnvn1Tt4kcVMTpF8QsIx6sRev_XWBE-3gdYOjgsQ/edit?disco=AAABSmRJ5cU&quot;; image(&quot;https://api.qrserver.com/v1/create-qr-code/?size=150x150&amp;data=https://docs.google.com/document/d/1EzJYnvn1Tt4kcVMTpF8QsIx6sRev_XWBE-3gdYOjgsQ/edit?disco=AAABSmRJ5c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EzJYnvn1Tt4kcVMTpF8QsIx6sRev_XWBE-3gdYOjgsQ/edit?disco=AAABSmRJ5cU" xlink:type="simple">https://docs.google.com/document/d/1EzJYnvn1Tt4kcVMTpF8QsIx6sRev_XWBE-3gdYOjgsQ/edit?disco=AAABSmRJ5cU</text:a></text:p>
          </table:table-cell>
          <table:table-cell table:style-name="ce3" table:formula="of:=HYPERLINK(&quot;https://docs.google.com/document/d/1EzJYnvn1Tt4kcVMTpF8QsIx6sRev_XWBE-3gdYOjgsQ/edit?disco=AAABSmRJ5c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P3FHW0TyysQceX-rU_YyBl56P07wjOXaCa4b213Sd8/edit?disco=AAABSmyljNQ&quot;; image(&quot;https://api.qrserver.com/v1/create-qr-code/?size=150x150&amp;data=https://docs.google.com/document/d/1XP3FHW0TyysQceX-rU_YyBl56P07wjOXaCa4b213Sd8/edit?disco=AAABSmyljN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P3FHW0TyysQceX-rU_YyBl56P07wjOXaCa4b213Sd8/edit?disco=AAABSmyljNQ" xlink:type="simple">https://docs.google.com/document/d/1XP3FHW0TyysQceX-rU_YyBl56P07wjOXaCa4b213Sd8/edit?disco=AAABSmyljNQ</text:a></text:p>
          </table:table-cell>
          <table:table-cell table:style-name="ce3" table:formula="of:=HYPERLINK(&quot;https://docs.google.com/document/d/1XP3FHW0TyysQceX-rU_YyBl56P07wjOXaCa4b213Sd8/edit?disco=AAABSmyljN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JppKz-SRN8AtiKm6md2S934UztOXIq_Ya7pp9i-udZY/edit?disco=AAABSUxB4bE&quot;; image(&quot;https://api.qrserver.com/v1/create-qr-code/?size=150x150&amp;data=https://docs.google.com/document/d/1JppKz-SRN8AtiKm6md2S934UztOXIq_Ya7pp9i-udZY/edit?disco=AAABSUxB4b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JppKz-SRN8AtiKm6md2S934UztOXIq_Ya7pp9i-udZY/edit?disco=AAABSUxB4bE" xlink:type="simple">https://docs.google.com/document/d/1JppKz-SRN8AtiKm6md2S934UztOXIq_Ya7pp9i-udZY/edit?disco=AAABSUxB4bE</text:a></text:p>
          </table:table-cell>
          <table:table-cell table:style-name="ce3" table:formula="of:=HYPERLINK(&quot;https://docs.google.com/document/d/1JppKz-SRN8AtiKm6md2S934UztOXIq_Ya7pp9i-udZY/edit?disco=AAABSUxB4b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qxrgIhVimUleTHouFI9mBvThK-b7xBwiT-QqlAio7VI/edit?disco=AAABSV9SCkI&quot;; image(&quot;https://api.qrserver.com/v1/create-qr-code/?size=150x150&amp;data=https://docs.google.com/document/d/1qxrgIhVimUleTHouFI9mBvThK-b7xBwiT-QqlAio7VI/edit?disco=AAABSV9SCk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qxrgIhVimUleTHouFI9mBvThK-b7xBwiT-QqlAio7VI/edit?disco=AAABSV9SCkI" xlink:type="simple">https://docs.google.com/document/d/1qxrgIhVimUleTHouFI9mBvThK-b7xBwiT-QqlAio7VI/edit?disco=AAABSV9SCkI</text:a></text:p>
          </table:table-cell>
          <table:table-cell table:style-name="ce3" table:formula="of:=HYPERLINK(&quot;https://docs.google.com/document/d/1qxrgIhVimUleTHouFI9mBvThK-b7xBwiT-QqlAio7VI/edit?disco=AAABSV9SCk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PtO8SAQuJ2SOciXz_j1tMGhU8AD2YkYOoApK4fhquE/edit?disco=AAABSmt7Yak&quot;; image(&quot;https://api.qrserver.com/v1/create-qr-code/?size=150x150&amp;data=https://docs.google.com/document/d/1rPtO8SAQuJ2SOciXz_j1tMGhU8AD2YkYOoApK4fhquE/edit?disco=AAABSmt7Ya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PtO8SAQuJ2SOciXz_j1tMGhU8AD2YkYOoApK4fhquE/edit?disco=AAABSmt7Yak" xlink:type="simple">https://docs.google.com/document/d/1rPtO8SAQuJ2SOciXz_j1tMGhU8AD2YkYOoApK4fhquE/edit?disco=AAABSmt7Yak</text:a></text:p>
          </table:table-cell>
          <table:table-cell table:style-name="ce3" table:formula="of:=HYPERLINK(&quot;https://docs.google.com/document/d/1rPtO8SAQuJ2SOciXz_j1tMGhU8AD2YkYOoApK4fhquE/edit?disco=AAABSmt7Ya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BDoo_sHS1gcI-kLtTRQZMuPyCU0apkF1y-s0luLi5k/edit?disco=AAABSnBNmhY&quot;; image(&quot;https://api.qrserver.com/v1/create-qr-code/?size=150x150&amp;data=https://docs.google.com/document/d/1fBDoo_sHS1gcI-kLtTRQZMuPyCU0apkF1y-s0luLi5k/edit?disco=AAABSnBNmh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BDoo_sHS1gcI-kLtTRQZMuPyCU0apkF1y-s0luLi5k/edit?disco=AAABSnBNmhY" xlink:type="simple">https://docs.google.com/document/d/1fBDoo_sHS1gcI-kLtTRQZMuPyCU0apkF1y-s0luLi5k/edit?disco=AAABSnBNmhY</text:a></text:p>
          </table:table-cell>
          <table:table-cell table:style-name="ce3" table:formula="of:=HYPERLINK(&quot;https://docs.google.com/document/d/1fBDoo_sHS1gcI-kLtTRQZMuPyCU0apkF1y-s0luLi5k/edit?disco=AAABSnBNmh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uxiHAF1ZI8thdfIs4bUqpP4mEqqTzNXmQ9ykiWqTtz8/edit?disco=AAABSuwf0zs&quot;; image(&quot;https://api.qrserver.com/v1/create-qr-code/?size=150x150&amp;data=https://docs.google.com/presentation/d/1uxiHAF1ZI8thdfIs4bUqpP4mEqqTzNXmQ9ykiWqTtz8/edit?disco=AAABSuwf0z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uxiHAF1ZI8thdfIs4bUqpP4mEqqTzNXmQ9ykiWqTtz8/edit?disco=AAABSuwf0zs" xlink:type="simple">https://docs.google.com/presentation/d/1uxiHAF1ZI8thdfIs4bUqpP4mEqqTzNXmQ9ykiWqTtz8/edit?disco=AAABSuwf0zs</text:a></text:p>
          </table:table-cell>
          <table:table-cell table:style-name="ce3" table:formula="of:=HYPERLINK(&quot;https://docs.google.com/presentation/d/1uxiHAF1ZI8thdfIs4bUqpP4mEqqTzNXmQ9ykiWqTtz8/edit?disco=AAABSuwf0zs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en_20_air_20_photo_20_booth_20_rental_20_in_20_Culver_20_City" style:display-name="PageStyle_open air photo booth rental in Culver C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